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45" manifest:media-type=""/>
  <manifest:file-entry manifest:full-path="ObjectReplacements/Object 44" manifest:media-type=""/>
  <manifest:file-entry manifest:full-path="ObjectReplacements/Object 25" manifest:media-type=""/>
  <manifest:file-entry manifest:full-path="ObjectReplacements/Object 4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"/>
  <manifest:file-entry manifest:full-path="ObjectReplacements/Object 46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26" manifest:media-type=""/>
  <manifest:file-entry manifest:full-path="ObjectReplacements/Object 41" manifest:media-type=""/>
  <manifest:file-entry manifest:full-path="ObjectReplacements/Object 33" manifest:media-type=""/>
  <manifest:file-entry manifest:full-path="ObjectReplacements/Object 27" manifest:media-type=""/>
  <manifest:file-entry manifest:full-path="ObjectReplacements/Object 42" manifest:media-type=""/>
  <manifest:file-entry manifest:full-path="ObjectReplacements/Object 34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 ARial black" svg:font-family="'ARial black'"/>
    <style:font-face style:name="Courier New1" svg:font-family="'Courier New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13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4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normal" officeooo:rsid="00016e92" officeooo:paragraph-rsid="00016e92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officeooo:rsid="00016e92" officeooo:paragraph-rsid="0004be20" style:font-size-asian="16pt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>
      <style:text-properties fo:language="ru" fo:country="RU" officeooo:paragraph-rsid="0004be20"/>
    </style:style>
    <style:style style:name="P21" style:family="paragraph" style:parent-style-name="Standard">
      <style:paragraph-properties fo:text-align="justify" style:justify-single-word="false"/>
      <style:text-properties officeooo:paragraph-rsid="0004be20"/>
    </style:style>
    <style:style style:name="P22" style:family="paragraph" style:parent-style-name="Standard">
      <style:paragraph-properties fo:text-align="end" style:justify-single-word="false"/>
      <style:text-properties officeooo:paragraph-rsid="0004be20"/>
    </style:style>
    <style:style style:name="P23" style:family="paragraph" style:parent-style-name="Standard">
      <style:paragraph-properties fo:text-align="center" style:justify-single-word="false"/>
      <style:text-properties officeooo:paragraph-rsid="0004be20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5" style:family="paragraph" style:parent-style-name="Standard">
      <style:text-properties style:font-name="Times New Roman" fo:font-size="14pt" fo:language="ru" fo:country="RU" officeooo:paragraph-rsid="0004be20" style:font-size-asian="14pt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8" style:family="paragraph" style:parent-style-name="Standard">
      <style:paragraph-properties>
        <style:tab-stops>
          <style:tab-stop style:position="2.8346in"/>
        </style:tab-stops>
      </style:paragraph-properties>
      <style:text-properties style:font-name="Times New Roman" fo:font-size="14pt" fo:language="ru" fo:country="RU" fo:font-style="italic" fo:font-weight="bold" officeooo:paragraph-rsid="0004be20" style:font-size-asian="14pt" style:font-style-asian="italic" style:font-weight-asian="bold" style:font-name-complex="Times New Roman1"/>
    </style:style>
    <style:style style:name="P29" style:family="paragraph" style:parent-style-name="Standard">
      <style:text-properties style:font-name="Times New Roman" fo:font-size="14pt" fo:language="en" fo:country="US" officeooo:paragraph-rsid="0004be20" style:font-size-asian="14pt" style:font-name-complex="Times New Roman1"/>
    </style:style>
    <style:style style:name="P30" style:family="paragraph" style:parent-style-name="Standard">
      <style:paragraph-properties>
        <style:tab-stops>
          <style:tab-stop style:position="2.8346in"/>
        </style:tab-stops>
      </style:paragraph-properties>
      <style:text-properties officeooo:paragraph-rsid="0004be20"/>
    </style:style>
    <style:style style:name="P31" style:family="paragraph" style:parent-style-name="Standard">
      <style:text-properties officeooo:paragraph-rsid="0004be20"/>
    </style:style>
    <style:style style:name="P32" style:family="paragraph" style:parent-style-name="Standard">
      <style:paragraph-properties fo:margin-top="0in" fo:margin-bottom="0.139in" loext:contextual-spacing="false"/>
      <style:text-properties fo:letter-spacing="normal" fo:language="ru" fo:country="RU" fo:font-style="normal" fo:font-weight="normal" officeooo:paragraph-rsid="0004be20" style:font-style-asian="normal" style:font-weight-asian="normal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officeooo:paragraph-rsid="0004be20"/>
    </style:style>
    <style:style style:name="P34" style:family="paragraph" style:parent-style-name="Heading_20_1">
      <style:paragraph-properties fo:text-align="center" style:justify-single-word="false" fo:break-before="page"/>
      <style:text-properties officeooo:paragraph-rsid="0004be20"/>
    </style:style>
    <style:style style:name="P35" style:family="paragraph" style:parent-style-name="List_20_Paragraph" style:list-style-name="WWNum6">
      <style:paragraph-properties fo:margin-top="0in" fo:margin-bottom="0.139in" loext:contextual-spacing="true"/>
      <style:text-properties officeooo:paragraph-rsid="0004be20"/>
    </style:style>
    <style:style style:name="P36" style:family="paragraph" style:parent-style-name="List_20_Paragraph" style:list-style-name="WWNum7">
      <style:paragraph-properties fo:margin-top="0in" fo:margin-bottom="0.139in" loext:contextual-spacing="true" fo:text-align="justify" style:justify-single-word="false"/>
      <style:text-properties officeooo:paragraph-rsid="0004be20"/>
    </style:style>
    <style:style style:name="P37" style:family="paragraph" style:parent-style-name="Normal_20__28_Web_29_" style:list-style-name="WWNum8">
      <style:paragraph-properties fo:margin-top="0.1945in" fo:margin-bottom="0.1945in" loext:contextual-spacing="false" fo:text-align="center" style:justify-single-word="false"/>
      <style:text-properties officeooo:paragraph-rsid="0004be20"/>
    </style:style>
    <style:style style:name="P38" style:family="paragraph" style:parent-style-name="Normal_20__28_Web_29_">
      <style:paragraph-properties fo:margin-top="0.1945in" fo:margin-bottom="0.1945in" loext:contextual-spacing="false"/>
      <style:text-properties officeooo:paragraph-rsid="0004be20"/>
    </style:style>
    <style:style style:name="P39" style:family="paragraph" style:parent-style-name="Normal_20__28_Web_29_" style:list-style-name="WWNum8">
      <style:paragraph-properties fo:margin-top="0.1945in" fo:margin-bottom="0in" loext:contextual-spacing="false"/>
      <style:text-properties officeooo:paragraph-rsid="0004be20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2pt" fo:font-weight="bold" officeooo:rsid="0004be20" style:font-size-asian="12pt" style:font-weight-asian="bold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/>
    </style:style>
    <style:style style:name="T7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language="ru" fo:country="RU" style:font-name-asian="Arial1" style:font-size-asian="14pt" style:font-name-complex="Times New Roman1" style:font-size-complex="11pt"/>
    </style:style>
    <style:style style:name="T9" style:family="text">
      <style:text-properties style:font-name="Times New Roman" fo:font-size="14pt" style:font-size-asian="14pt" style:font-name-complex="Times New Roman1"/>
    </style:style>
    <style:style style:name="T10" style:family="text">
      <style:text-properties style:font-name="Times New Roman" fo:font-size="14pt" officeooo:rsid="00016e92" style:font-size-asian="14pt" style:font-name-complex="Times New Roman1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style-complex="normal" style:font-weight-complex="bold"/>
    </style:style>
    <style:style style:name="T14" style:family="text">
      <style:text-properties fo:font-size="14pt" fo:language="ru" fo:country="RU" style:font-name-asian="Arial1" style:font-size-asian="14pt" style:font-size-complex="11pt"/>
    </style:style>
    <style:style style:name="T15" style:family="text">
      <style:text-properties fo:font-size="14pt" fo:language="en" fo:country="US" style:font-name-asian="Arial1" style:font-size-asian="14pt" style:font-size-complex="11pt"/>
    </style:style>
    <style:style style:name="T16" style:family="text">
      <style:text-properties officeooo:rsid="0004be20"/>
    </style:style>
    <style:style style:name="T17" style:family="text">
      <style:text-properties fo:font-style="normal" style:text-underline-style="none" fo:font-weight="bold" officeooo:rsid="0004be20" style:font-style-asian="normal" style:font-weight-asian="bold" style:font-style-complex="normal"/>
    </style:style>
    <style:style style:name="T18" style:family="text">
      <style:text-properties fo:color="#000000" fo:font-size="16pt" fo:font-style="normal" style:text-underline-style="none" fo:font-weight="bold" officeooo:rsid="0004be20" style:font-size-asian="16pt" style:font-style-asian="normal" style:font-weight-asian="bold" style:font-style-complex="normal"/>
    </style:style>
    <style:style style:name="T19" style:family="text">
      <style:text-properties fo:color="#000000" fo:font-size="16pt" fo:font-style="normal" style:text-underline-style="none" fo:font-weight="normal" officeooo:rsid="0004be20" style:font-size-asian="16pt" style:font-style-asian="normal" style:font-weight-asian="normal" style:font-style-complex="normal" style:font-weight-complex="normal"/>
    </style:style>
    <style:style style:name="T20" style:family="text">
      <style:text-properties fo:color="#000000" style:font-name="Times new roman" fo:font-size="16pt" fo:font-style="normal" style:text-underline-style="none" fo:font-weight="bold" style:font-size-asian="16pt" style:font-style-asian="normal" style:font-weight-asian="bold" style:font-style-complex="normal"/>
    </style:style>
    <style:style style:name="T21" style:family="text">
      <style:text-properties fo:color="#000000" style:font-name="Times new roman" fo:font-size="16pt" fo:font-style="normal" style:text-underline-style="none" fo:font-weight="bold" officeooo:rsid="0004be20" style:font-size-asian="16pt" style:font-style-asian="normal" style:font-weight-asian="bold" style:font-style-complex="normal"/>
    </style:style>
    <style:style style:name="T22" style:family="text">
      <style:text-properties fo:color="#000000" style:font-name="Times new roman" fo:font-size="16pt" fo:font-style="normal" style:text-underline-style="none" fo:font-weight="bold" style:font-size-asian="16pt" style:font-style-asian="normal" style:font-weight-asian="bold" style:font-size-complex="16pt" style:font-style-complex="normal"/>
    </style:style>
    <style:style style:name="T23" style:family="text">
      <style:text-properties fo:color="#000000" style:font-name="Times new roman" fo:font-size="16pt" fo:font-style="normal" style:text-underline-style="none" fo:font-weight="bold" officeooo:rsid="0004be20" style:font-size-asian="16pt" style:font-style-asian="normal" style:font-weight-asian="bold" style:font-size-complex="16pt" style:font-style-complex="normal"/>
    </style:style>
    <style:style style:name="T24" style:family="text">
      <style:text-properties fo:color="#000000" style:font-name="Times new roman" fo:font-size="16pt" fo:font-style="normal" style:text-underline-style="none" officeooo:rsid="0004be20" style:font-size-asian="16pt" style:font-style-asian="normal" style:font-style-complex="normal"/>
    </style:style>
    <style:style style:name="T25" style:family="text">
      <style:text-properties fo:color="#000000" style:font-name="Times new roman" fo:font-size="16pt" fo:font-style="normal" style:text-underline-style="none" fo:font-weight="normal" officeooo:rsid="0004be20" style:font-size-asian="16pt" style:font-style-asian="normal" style:font-weight-asian="normal" style:font-style-complex="normal" style:font-weight-complex="normal"/>
    </style:style>
    <style:style style:name="T26" style:family="text">
      <style:text-properties fo:color="#000000" style:font-name="Monospaced"/>
    </style:style>
    <style:style style:name="T27" style:family="text">
      <style:text-properties fo:color="#000000" style:font-name="Monospaced" fo:font-size="16pt" fo:font-style="normal" style:text-underline-style="none" fo:font-weight="normal" officeooo:rsid="0004be20" style:font-size-asian="16pt" style:font-style-asian="normal" style:font-weight-asian="normal" style:font-style-complex="normal" style:font-weight-complex="normal"/>
    </style:style>
    <style:style style:name="T28" style:family="text">
      <style:text-properties fo:color="#000000" style:font-name="Monospaced" fo:font-size="16pt" fo:font-style="normal" style:text-underline-style="none" fo:font-weight="bold" officeooo:rsid="0004be20" style:font-size-asian="16pt" style:font-style-asian="normal" style:font-weight-asian="bold" style:font-style-complex="normal"/>
    </style:style>
    <style:style style:name="T29" style:family="text">
      <style:text-properties fo:color="#000000" style:font-name="Monospaced" fo:font-style="normal" style:text-underline-style="none" fo:font-weight="normal" officeooo:rsid="0004be20" style:font-style-asian="normal" style:font-weight-asian="normal" style:font-style-complex="normal" style:font-weight-complex="normal"/>
    </style:style>
    <style:style style:name="T30" style:family="text">
      <style:text-properties fo:color="#000000" style:font-name="Monospaced" fo:font-style="normal" style:text-underline-style="none" fo:font-weight="normal" officeooo:rsid="0004be20" style:font-style-asian="normal" style:font-weight-asian="normal" style:font-style-complex="normal"/>
    </style:style>
    <style:style style:name="T31" style:family="text">
      <style:text-properties fo:color="#000000" style:font-name="Monospaced" fo:font-style="normal" style:text-underline-style="none" fo:font-weight="bold" officeooo:rsid="0004be20" style:font-style-asian="normal" style:font-weight-asian="bold" style:font-style-complex="normal"/>
    </style:style>
    <style:style style:name="T32" style:family="text">
      <style:text-properties fo:color="#000000" style:font-name="Monospaced" fo:font-style="normal" fo:font-weight="normal" style:font-style-asian="normal" style:font-weight-asian="normal"/>
    </style:style>
    <style:style style:name="T33" style:family="text">
      <style:text-properties fo:color="#000000" style:font-name="Monospaced" fo:font-style="normal" fo:font-weight="normal" style:font-style-asian="normal" style:font-weight-asian="normal"/>
    </style:style>
    <style:style style:name="T34" style:family="text">
      <style:text-properties fo:color="#000000" style:font-name="Monospaced" fo:font-style="normal" fo:font-weight="normal" style:font-style-asian="normal" style:font-weight-asian="normal"/>
    </style:style>
    <style:style style:name="T35" style:family="text">
      <style:text-properties fo:color="#000000" style:font-name="Monospaced" fo:font-style="normal" fo:font-weight="normal" style:font-style-asian="normal" style:font-weight-asian="normal"/>
    </style:style>
    <style:style style:name="T36" style:family="text">
      <style:text-properties fo:color="#000000" style:font-name="Monospaced" fo:font-style="normal" fo:font-weight="normal" style:font-style-asian="normal" style:font-weight-asian="normal"/>
    </style:style>
    <style:style style:name="T37" style:family="text">
      <style:text-properties fo:color="#000000" style:font-name="Monospaced" fo:font-style="normal" fo:font-weight="normal" style:font-style-asian="normal" style:font-weight-asian="normal"/>
    </style:style>
    <style:style style:name="T38" style:family="text">
      <style:text-properties fo:color="#000000" style:font-name="Monospaced" fo:font-style="normal" fo:font-weight="normal" style:font-style-asian="normal" style:font-weight-asian="normal"/>
    </style:style>
    <style:style style:name="T39" style:family="text">
      <style:text-properties fo:color="#000000" style:font-name="Monospaced" fo:font-style="normal" fo:font-weight="normal" style:font-style-asian="normal" style:font-weight-asian="normal"/>
    </style:style>
    <style:style style:name="T40" style:family="text">
      <style:text-properties fo:color="#000000" style:font-name="Monospaced" fo:font-style="normal" fo:font-weight="normal" style:font-style-asian="normal" style:font-weight-asian="normal"/>
    </style:style>
    <style:style style:name="T41" style:family="text">
      <style:text-properties fo:color="#000000" style:font-name="Monospaced" fo:font-style="normal" fo:font-weight="normal" style:font-style-asian="normal" style:font-weight-asian="normal"/>
    </style:style>
    <style:style style:name="T42" style:family="text">
      <style:text-properties fo:color="#000000" style:font-name="Monospaced" fo:font-size="13pt" fo:font-style="normal" style:text-underline-style="none" fo:font-weight="normal" officeooo:rsid="0004be20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style:font-name="Monospaced" fo:font-size="11pt" fo:font-style="normal" style:text-underline-style="none" fo:font-weight="bold" officeooo:rsid="0004be20" style:font-size-asian="11pt" style:font-style-asian="normal" style:font-weight-asian="bold" style:font-size-complex="11pt" style:font-style-complex="normal"/>
    </style:style>
    <style:style style:name="T44" style:family="text">
      <style:text-properties fo:color="#000000" style:font-name="Monospaced" fo:font-size="11pt" fo:font-style="normal" style:text-underline-style="none" fo:font-weight="normal" officeooo:rsid="0004be20" style:font-size-asian="11pt" style:font-style-asian="normal" style:font-weight-asian="normal" style:font-size-complex="11pt" style:font-style-complex="normal"/>
    </style:style>
    <style:style style:name="T45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46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47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48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49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0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1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2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3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4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55" style:family="text">
      <style:text-properties fo:color="#000000" style:font-name="Monospaced" fo:font-size="11pt" style:font-size-asian="11pt" style:font-size-complex="11pt"/>
    </style:style>
    <style:style style:name="T56" style:family="text">
      <style:text-properties fo:color="#000000" style:font-name="Monospaced" fo:font-size="10.5pt" fo:font-style="normal" style:text-underline-style="none" fo:font-weight="normal" officeooo:rsid="0004be20" style:font-size-asian="10.5pt" style:font-style-asian="normal" style:font-weight-asian="normal" style:font-size-complex="10.5pt" style:font-style-complex="normal"/>
    </style:style>
    <style:style style:name="T57" style:family="text">
      <style:text-properties fo:color="#000000" style:font-name="Monospaced" fo:font-size="10.5pt" fo:font-style="normal" style:text-underline-style="none" fo:font-weight="bold" officeooo:rsid="0004be20" style:font-size-asian="10.5pt" style:font-style-asian="normal" style:font-weight-asian="bold" style:font-size-complex="10.5pt" style:font-style-complex="normal"/>
    </style:style>
    <style:style style:name="T58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59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0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1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2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3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4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5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6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7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8" style:family="text">
      <style:text-properties fo:color="#000000" style:font-name="Monospaced" fo:font-size="10.5pt" style:font-size-asian="10.5pt" style:font-size-complex="10.5pt"/>
    </style:style>
    <style:style style:name="T69" style:family="text">
      <style:text-properties fo:color="#000000" style:font-name="Monospaced" fo:font-size="9pt" fo:font-style="normal" style:text-underline-style="none" fo:font-weight="normal" officeooo:rsid="0004be20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fo:color="#000000" style:font-name="Monospaced" fo:font-size="6pt" fo:font-style="normal" style:text-underline-style="none" fo:font-weight="normal" officeooo:rsid="0004be20" style:font-size-asian="6pt" style:font-style-asian="normal" style:font-weight-asian="normal" style:font-size-complex="6pt" style:font-style-complex="normal" style:font-weight-complex="normal"/>
    </style:style>
    <style:style style:name="T71" style:family="text">
      <style:text-properties fo:color="#000000" style:font-name="Monospaced" fo:font-size="7pt" fo:font-style="normal" style:text-underline-style="none" fo:font-weight="normal" officeooo:rsid="0004be20" style:font-size-asian="7pt" style:font-style-asian="normal" style:font-weight-asian="normal" style:font-size-complex="7pt" style:font-style-complex="normal" style:font-weight-complex="normal"/>
    </style:style>
    <style:style style:name="T72" style:family="text">
      <style:text-properties fo:color="#000000" fo:font-style="normal" style:text-underline-style="none" fo:font-weight="bold" officeooo:rsid="0004be20" style:font-style-asian="normal" style:font-weight-asian="bold" style:font-style-complex="normal"/>
    </style:style>
    <style:style style:name="T73" style:family="text">
      <style:text-properties style:font-name="Monospaced"/>
    </style:style>
    <style:style style:name="T74" style:family="text">
      <style:text-properties style:font-name="Monospaced" fo:font-size="11pt" style:font-size-asian="11pt" style:font-size-complex="11pt"/>
    </style:style>
    <style:style style:name="T75" style:family="text">
      <style:text-properties style:font-name="Monospaced" fo:font-size="11pt" fo:font-style="normal" style:text-underline-style="none" fo:font-weight="normal" officeooo:rsid="0004be20" style:font-size-asian="11pt" style:font-style-asian="normal" style:font-weight-asian="normal" style:font-size-complex="11pt" style:font-style-complex="normal"/>
    </style:style>
    <style:style style:name="T76" style:family="text">
      <style:text-properties style:font-name="Monospaced" fo:font-size="11pt" fo:font-style="normal" style:text-underline-style="none" fo:font-weight="bold" officeooo:rsid="0004be20" style:font-size-asian="11pt" style:font-style-asian="normal" style:font-weight-asian="bold" style:font-size-complex="11pt" style:font-style-complex="normal"/>
    </style:style>
    <style:style style:name="T77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78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79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0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1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2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3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4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5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6" style:family="text">
      <style:text-properties style:font-name="Monospaced" fo:font-size="11pt" fo:font-style="normal" fo:font-weight="normal" style:font-size-asian="11pt" style:font-style-asian="normal" style:font-weight-asian="normal" style:font-size-complex="11pt"/>
    </style:style>
    <style:style style:name="T87" style:family="text">
      <style:text-properties fo:color="#cc7832" style:font-name="DejaVu Sans Mono" fo:font-size="13pt" fo:font-style="normal" style:text-underline-style="none" fo:font-weight="normal" officeooo:rsid="0004be20" style:font-size-asian="13pt" style:font-style-asian="normal" style:font-weight-asian="normal" style:font-style-complex="normal"/>
    </style:style>
    <style:style style:name="T88" style:family="text">
      <style:text-properties fo:color="#cc7832" style:font-name="DejaVu Sans Mono1" fo:font-size="13pt" fo:font-style="normal" fo:font-weight="normal" style:font-size-asian="13pt" style:font-style-asian="normal" style:font-weight-asian="normal"/>
    </style:style>
    <style:style style:name="T89" style:family="text">
      <style:text-properties fo:color="#cc7832" fo:font-size="13pt" fo:font-style="normal" style:text-underline-style="none" fo:font-weight="normal" officeooo:rsid="0004be20" style:font-size-asian="13pt" style:font-style-asian="normal" style:font-weight-asian="normal" style:font-style-complex="normal"/>
    </style:style>
    <style:style style:name="T90" style:family="text">
      <style:text-properties fo:color="#cc7832" fo:font-size="13pt" fo:font-style="normal" fo:font-weight="normal" style:font-size-asian="13pt" style:font-style-asian="normal" style:font-weight-asian="normal"/>
    </style:style>
    <style:style style:name="T91" style:family="text">
      <style:text-properties fo:color="#cc7832" style:font-name="Monospaced" fo:font-size="13pt" fo:font-style="normal" style:text-underline-style="none" fo:font-weight="normal" officeooo:rsid="0004be20" style:font-size-asian="13pt" style:font-style-asian="normal" style:font-weight-asian="normal" style:font-style-complex="normal"/>
    </style:style>
    <style:style style:name="T92" style:family="text">
      <style:text-properties fo:color="#cc7832" style:font-name="Monospaced" fo:font-size="13pt" fo:font-style="normal" fo:font-weight="normal" style:font-size-asian="13pt" style:font-style-asian="normal" style:font-weight-asian="normal"/>
    </style:style>
    <style:style style:name="T93" style:family="text">
      <style:text-properties fo:color="#cc7832" style:font-name="Monospaced" fo:font-style="normal" style:text-underline-style="none" fo:font-weight="normal" officeooo:rsid="0004be20" style:font-style-asian="normal" style:font-weight-asian="normal" style:font-style-complex="normal"/>
    </style:style>
    <style:style style:name="T94" style:family="text">
      <style:text-properties fo:color="#cc7832" style:font-name="Monospaced" fo:font-style="normal" fo:font-weight="normal" style:font-style-asian="normal" style:font-weight-asian="normal"/>
    </style:style>
    <style:style style:name="T95" style:family="text">
      <style:text-properties fo:color="#cc7832" style:font-name="Monospaced" fo:font-size="11pt" fo:font-style="normal" style:text-underline-style="none" fo:font-weight="normal" officeooo:rsid="0004be20" style:font-size-asian="11pt" style:font-style-asian="normal" style:font-weight-asian="normal" style:font-size-complex="11pt" style:font-style-complex="normal"/>
    </style:style>
    <style:style style:name="T96" style:family="text">
      <style:text-properties fo:color="#cc7832" style:font-name="Monospaced" fo:font-size="11pt" fo:font-style="normal" fo:font-weight="normal" style:font-size-asian="11pt" style:font-style-asian="normal" style:font-weight-asian="normal" style:font-size-complex="11pt"/>
    </style:style>
    <style:style style:name="T97" style:family="text">
      <style:text-properties fo:color="#a9b7c6" style:font-name="DejaVu Sans Mono1" fo:font-size="13pt" fo:font-style="normal" fo:font-weight="normal" style:font-size-asian="13pt" style:font-style-asian="normal" style:font-weight-asian="normal"/>
    </style:style>
    <style:style style:name="T98" style:family="text">
      <style:text-properties fo:color="#a9b7c6" fo:font-size="13pt" fo:font-style="normal" fo:font-weight="normal" style:font-size-asian="13pt" style:font-style-asian="normal" style:font-weight-asian="normal"/>
    </style:style>
    <style:style style:name="T99" style:family="text">
      <style:text-properties fo:color="#a9b7c6" style:font-name="Monospaced" fo:font-size="13pt" fo:font-style="normal" fo:font-weight="normal" style:font-size-asian="13pt" style:font-style-asian="normal" style:font-weight-asian="normal"/>
    </style:style>
    <style:style style:name="T100" style:family="text">
      <style:text-properties fo:color="#a9b7c6" style:font-name="Monospaced" fo:font-style="normal" fo:font-weight="normal" style:font-style-asian="normal" style:font-weight-asian="normal"/>
    </style:style>
    <style:style style:name="T101" style:family="text">
      <style:text-properties fo:color="#a9b7c6" style:font-name="Monospaced" fo:font-size="11pt" fo:font-style="normal" fo:font-weight="normal" style:font-size-asian="11pt" style:font-style-asian="normal" style:font-weight-asian="normal" style:font-size-complex="11pt"/>
    </style:style>
    <style:style style:name="T102" style:family="text">
      <style:text-properties fo:color="#b200b2" style:font-name="DejaVu Sans Mono1" fo:font-size="13pt" fo:font-style="normal" fo:font-weight="normal" style:font-size-asian="13pt" style:font-style-asian="normal" style:font-weight-asian="normal"/>
    </style:style>
    <style:style style:name="T103" style:family="text">
      <style:text-properties fo:color="#b200b2" fo:font-size="13pt" fo:font-style="normal" fo:font-weight="normal" style:font-size-asian="13pt" style:font-style-asian="normal" style:font-weight-asian="normal"/>
    </style:style>
    <style:style style:name="T104" style:family="text">
      <style:text-properties fo:color="#b200b2" style:font-name="Monospaced" fo:font-size="13pt" fo:font-style="normal" fo:font-weight="normal" style:font-size-asian="13pt" style:font-style-asian="normal" style:font-weight-asian="normal"/>
    </style:style>
    <style:style style:name="T105" style:family="text">
      <style:text-properties fo:color="#b200b2" style:font-name="Monospaced" fo:font-style="normal" fo:font-weight="normal" style:font-style-asian="normal" style:font-weight-asian="normal"/>
    </style:style>
    <style:style style:name="T106" style:family="text">
      <style:text-properties fo:color="#b200b2" style:font-name="Monospaced" fo:font-size="11pt" fo:font-style="normal" fo:font-weight="normal" style:font-size-asian="11pt" style:font-style-asian="normal" style:font-weight-asian="normal" style:font-size-complex="11pt"/>
    </style:style>
    <style:style style:name="T107" style:family="text">
      <style:text-properties fo:color="#94558d" style:font-name="DejaVu Sans Mono1" fo:font-size="13pt" fo:font-style="normal" fo:font-weight="normal" style:font-size-asian="13pt" style:font-style-asian="normal" style:font-weight-asian="normal"/>
    </style:style>
    <style:style style:name="T108" style:family="text">
      <style:text-properties fo:color="#94558d" fo:font-size="13pt" fo:font-style="normal" fo:font-weight="normal" style:font-size-asian="13pt" style:font-style-asian="normal" style:font-weight-asian="normal"/>
    </style:style>
    <style:style style:name="T109" style:family="text">
      <style:text-properties fo:color="#94558d" style:font-name="Monospaced" fo:font-size="13pt" fo:font-style="normal" fo:font-weight="normal" style:font-size-asian="13pt" style:font-style-asian="normal" style:font-weight-asian="normal"/>
    </style:style>
    <style:style style:name="T110" style:family="text">
      <style:text-properties fo:color="#94558d" style:font-name="Monospaced" fo:font-style="normal" fo:font-weight="normal" style:font-style-asian="normal" style:font-weight-asian="normal"/>
    </style:style>
    <style:style style:name="T111" style:family="text">
      <style:text-properties fo:color="#94558d" style:font-name="Monospaced" fo:font-size="11pt" fo:font-style="normal" fo:font-weight="normal" style:font-size-asian="11pt" style:font-style-asian="normal" style:font-weight-asian="normal" style:font-size-complex="11pt"/>
    </style:style>
    <style:style style:name="T112" style:family="text">
      <style:text-properties fo:color="#8888c6" style:font-name="DejaVu Sans Mono1" fo:font-size="13pt" fo:font-style="normal" fo:font-weight="normal" style:font-size-asian="13pt" style:font-style-asian="normal" style:font-weight-asian="normal"/>
    </style:style>
    <style:style style:name="T113" style:family="text">
      <style:text-properties fo:color="#8888c6" fo:font-size="13pt" fo:font-style="normal" fo:font-weight="normal" style:font-size-asian="13pt" style:font-style-asian="normal" style:font-weight-asian="normal"/>
    </style:style>
    <style:style style:name="T114" style:family="text">
      <style:text-properties fo:color="#8888c6" style:font-name="Monospaced" fo:font-size="13pt" fo:font-style="normal" fo:font-weight="normal" style:font-size-asian="13pt" style:font-style-asian="normal" style:font-weight-asian="normal"/>
    </style:style>
    <style:style style:name="T115" style:family="text">
      <style:text-properties fo:color="#8888c6" style:font-name="Monospaced" fo:font-style="normal" fo:font-weight="normal" style:font-style-asian="normal" style:font-weight-asian="normal"/>
    </style:style>
    <style:style style:name="T116" style:family="text">
      <style:text-properties fo:color="#8888c6" style:font-name="Monospaced" fo:font-size="11pt" fo:font-style="normal" fo:font-weight="normal" style:font-size-asian="11pt" style:font-style-asian="normal" style:font-weight-asian="normal" style:font-size-complex="11pt"/>
    </style:style>
    <style:style style:name="T117" style:family="text">
      <style:text-properties fo:color="#6897bb" style:font-name="DejaVu Sans Mono1" fo:font-size="13pt" fo:font-style="normal" fo:font-weight="normal" style:font-size-asian="13pt" style:font-style-asian="normal" style:font-weight-asian="normal"/>
    </style:style>
    <style:style style:name="T118" style:family="text">
      <style:text-properties fo:color="#6897bb" fo:font-size="13pt" fo:font-style="normal" fo:font-weight="normal" style:font-size-asian="13pt" style:font-style-asian="normal" style:font-weight-asian="normal"/>
    </style:style>
    <style:style style:name="T119" style:family="text">
      <style:text-properties fo:color="#6897bb" style:font-name="Monospaced" fo:font-size="13pt" fo:font-style="normal" fo:font-weight="normal" style:font-size-asian="13pt" style:font-style-asian="normal" style:font-weight-asian="normal"/>
    </style:style>
    <style:style style:name="T120" style:family="text">
      <style:text-properties fo:color="#6897bb" style:font-name="Monospaced" fo:font-style="normal" fo:font-weight="normal" style:font-style-asian="normal" style:font-weight-asian="normal"/>
    </style:style>
    <style:style style:name="T121" style:family="text">
      <style:text-properties fo:color="#6897bb" style:font-name="Monospaced" fo:font-size="11pt" fo:font-style="normal" fo:font-weight="normal" style:font-size-asian="11pt" style:font-style-asian="normal" style:font-weight-asian="normal" style:font-size-complex="11pt"/>
    </style:style>
    <style:style style:name="T122" style:family="text">
      <style:text-properties fo:color="#6a8759" style:font-name="DejaVu Sans Mono1" fo:font-size="13pt" fo:font-style="normal" fo:font-weight="normal" style:font-size-asian="13pt" style:font-style-asian="normal" style:font-weight-asian="normal"/>
    </style:style>
    <style:style style:name="T123" style:family="text">
      <style:text-properties fo:color="#6a8759" fo:font-size="13pt" fo:font-style="normal" fo:font-weight="normal" style:font-size-asian="13pt" style:font-style-asian="normal" style:font-weight-asian="normal"/>
    </style:style>
    <style:style style:name="T124" style:family="text">
      <style:text-properties fo:color="#6a8759" style:font-name="Monospaced" fo:font-size="13pt" fo:font-style="normal" fo:font-weight="normal" style:font-size-asian="13pt" style:font-style-asian="normal" style:font-weight-asian="normal"/>
    </style:style>
    <style:style style:name="T125" style:family="text">
      <style:text-properties fo:color="#6a8759" style:font-name="Monospaced" fo:font-style="normal" fo:font-weight="normal" style:font-style-asian="normal" style:font-weight-asian="normal"/>
    </style:style>
    <style:style style:name="T126" style:family="text">
      <style:text-properties fo:color="#6a8759" style:font-name="Monospaced" fo:font-size="11pt" fo:font-style="normal" fo:font-weight="normal" style:font-size-asian="11pt" style:font-style-asian="normal" style:font-weight-asian="normal" style:font-size-complex="11pt"/>
    </style:style>
    <style:style style:name="T127" style:family="text">
      <style:text-properties fo:color="#ffc66d" style:font-name="DejaVu Sans Mono1" fo:font-size="13pt" fo:font-style="normal" fo:font-weight="normal" style:font-size-asian="13pt" style:font-style-asian="normal" style:font-weight-asian="normal"/>
    </style:style>
    <style:style style:name="T128" style:family="text">
      <style:text-properties fo:color="#ffc66d" fo:font-size="13pt" fo:font-style="normal" fo:font-weight="normal" style:font-size-asian="13pt" style:font-style-asian="normal" style:font-weight-asian="normal"/>
    </style:style>
    <style:style style:name="T129" style:family="text">
      <style:text-properties fo:color="#ffc66d" style:font-name="Monospaced" fo:font-size="13pt" fo:font-style="normal" fo:font-weight="normal" style:font-size-asian="13pt" style:font-style-asian="normal" style:font-weight-asian="normal"/>
    </style:style>
    <style:style style:name="T130" style:family="text">
      <style:text-properties fo:color="#ffc66d" style:font-name="Monospaced" fo:font-style="normal" fo:font-weight="normal" style:font-style-asian="normal" style:font-weight-asian="normal"/>
    </style:style>
    <style:style style:name="T131" style:family="text">
      <style:text-properties fo:color="#ffc66d" style:font-name="Monospaced" fo:font-size="11pt" fo:font-style="normal" fo:font-weight="normal" style:font-size-asian="11pt" style:font-style-asian="normal" style:font-weight-asian="normal" style:font-size-complex="11pt"/>
    </style:style>
    <style:style style:name="T132" style:family="text">
      <style:text-properties fo:color="#bbb529" style:font-name="DejaVu Sans Mono1" fo:font-size="13pt" fo:font-style="normal" fo:font-weight="normal" style:font-size-asian="13pt" style:font-style-asian="normal" style:font-weight-asian="normal"/>
    </style:style>
    <style:style style:name="T133" style:family="text">
      <style:text-properties fo:color="#bbb529" fo:font-size="13pt" fo:font-style="normal" fo:font-weight="normal" style:font-size-asian="13pt" style:font-style-asian="normal" style:font-weight-asian="normal"/>
    </style:style>
    <style:style style:name="T134" style:family="text">
      <style:text-properties fo:color="#bbb529" style:font-name="Monospaced" fo:font-size="13pt" fo:font-style="normal" fo:font-weight="normal" style:font-size-asian="13pt" style:font-style-asian="normal" style:font-weight-asian="normal"/>
    </style:style>
    <style:style style:name="T135" style:family="text">
      <style:text-properties fo:color="#bbb529" style:font-name="Monospaced" fo:font-style="normal" fo:font-weight="normal" style:font-style-asian="normal" style:font-weight-asian="normal"/>
    </style:style>
    <style:style style:name="T136" style:family="text">
      <style:text-properties fo:color="#bbb529" style:font-name="Monospaced" fo:font-size="11pt" fo:font-style="normal" fo:font-weight="normal" style:font-size-asian="11pt" style:font-style-asian="normal" style:font-weight-asian="normal" style:font-size-complex="11pt"/>
    </style:style>
    <style:style style:name="T137" style:family="text">
      <style:text-properties fo:color="#808080" style:font-name="DejaVu Sans Mono1" fo:font-size="13pt" fo:font-style="normal" fo:font-weight="normal" style:font-size-asian="13pt" style:font-style-asian="normal" style:font-weight-asian="normal"/>
    </style:style>
    <style:style style:name="T138" style:family="text">
      <style:text-properties fo:color="#808080" fo:font-size="13pt" fo:font-style="normal" fo:font-weight="normal" style:font-size-asian="13pt" style:font-style-asian="normal" style:font-weight-asian="normal"/>
    </style:style>
    <style:style style:name="T139" style:family="text">
      <style:text-properties fo:color="#808080" style:font-name="Monospaced" fo:font-size="13pt" fo:font-style="normal" fo:font-weight="normal" style:font-size-asian="13pt" style:font-style-asian="normal" style:font-weight-asian="normal"/>
    </style:style>
    <style:style style:name="T140" style:family="text">
      <style:text-properties fo:color="#808080" style:font-name="Monospaced" fo:font-style="normal" fo:font-weight="normal" style:font-style-asian="normal" style:font-weight-asian="normal"/>
    </style:style>
    <style:style style:name="T141" style:family="text">
      <style:text-properties fo:color="#808080" style:font-name="Monospaced" fo:font-size="11pt" fo:font-style="normal" fo:font-weight="normal" style:font-size-asian="11pt" style:font-style-asian="normal" style:font-weight-asian="normal" style:font-size-complex="11pt"/>
    </style:style>
    <style:style style:name="T142" style:family="text">
      <style:text-properties fo:font-size="9pt" style:font-size-asian="9pt" style:font-size-complex="9pt"/>
    </style:style>
    <style:style style:name="T143" style:family="text">
      <style:text-properties fo:font-size="6pt" style:font-size-asian="6pt" style:font-size-complex="6pt"/>
    </style:style>
    <style:style style:name="T144" style:family="text">
      <style:text-properties fo:font-size="7pt" style:font-size-asian="7pt" style:font-size-complex="7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БЕЛОРУССКИЙ ГОСУДАРСТВЕННЫЙ УНИВЕРСИТЕТ</text:p>
      <text:p text:style-name="P14">Факультет прикладной математики и информатики</text:p>
      <text:p text:style-name="P2"/>
      <text:p text:style-name="P2"/>
      <text:p text:style-name="P2"/>
      <text:p text:style-name="P15">Соколов Евгений Викторович</text:p>
      <text:p text:style-name="P5"/>
      <text:p text:style-name="P8"/>
      <text:p text:style-name="P8"/>
      <text:p text:style-name="P9"/>
      <text:p text:style-name="P17">Лабораторная работа №<text:span text:style-name="T16">3</text:span></text:p>
      <text:p text:style-name="P10"/>
      <text:p text:style-name="P16">Итерационные методы решения системы линейных алгебраических уравнений</text:p>
      <text:p text:style-name="P11"/>
      <text:p text:style-name="P4"><text:span text:style-name="T6">С</text:span><text:span text:style-name="T9">тудент</text:span><text:span text:style-name="T10">а </text:span><text:span text:style-name="T9">2 курса 7 группы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7"/>
      <text:p text:style-name="P7"/>
      <text:p text:style-name="P3"><text:span text:style-name="T4">Зачтено _ </text:span><text:span text:style-name="T5">декабря</text:span><text:span text:style-name="T3"> </text:span><text:span text:style-name="T4">201</text:span><text:span text:style-name="T3">9</text:span><text:span text:style-name="T4"> г</text:span><text:span text:style-name="T11">. <text:s text:c="47"/>Преподаватель </text:span></text:p>
      <text:p text:style-name="P3"><text:span text:style-name="T9">_____________________ <text:s text:c="28"/></text:span><text:span text:style-name="T12"><text:s/>Радкевич Елена Владимировна</text:span></text:p>
      <text:p text:style-name="P7">(подпись преподавателя)</text:p>
      <text:p text:style-name="P12"/>
      <text:p text:style-name="P12"/>
      <text:p text:style-name="P12"/>
      <text:p text:style-name="P6"/>
      <text:p text:style-name="P4"><text:span text:style-name="T1">Минск, 201</text:span><text:span text:style-name="T2">9</text:span></text:p>
      <text:h text:style-name="P34" text:outline-level="1"><text:bookmark-start text:name="_Toc27641778"/><text:bookmark-start text:name="_Toc276417803"/><text:span text:style-name="Book_20_Title"><text:span text:style-name="T23">П</text:span></text:span><text:bookmark-end text:name="_Toc27641778"/><text:bookmark-end text:name="_Toc276417803"/><text:span text:style-name="Book_20_Title"><text:span text:style-name="T23">остановка задачи:</text:span></text:span></text:h>
      <text:p text:style-name="P20"/>
      <text:list xml:id="list169178384" text:style-name="WWNum6">
        <text:list-item>
          <text:p text:style-name="P35"><text:span text:style-name="T6">Методом простой итерации найти решение СЛАУ с точностью </text:span><draw:frame draw:style-name="fr1" draw:name="Object24" text:anchor-type="as-char" svg:width="0.5134in" svg:height="0.2075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, привести систему к каноническому виду.</text:span></text:p>
        </text:list-item>
        <text:list-item>
          <text:p text:style-name="P35"><text:span text:style-name="T6">Методом Якоби найти решение СЛАУ. Привести исходную матрицу к диагональному преобладанию. Из априорной оценки скорости сходимости найти число итераций, которое необходимо сделать, чтобы получить решение с требуемой точностью.</text:span></text:p>
        </text:list-item>
        <text:list-item>
          <text:p text:style-name="P35"><text:span text:style-name="T6">Методом Гаусса-Зейделя найти решение СЛАУ.</text:span></text:p>
        </text:list-item>
      </text:list>
      <text:h text:style-name="P33" text:outline-level="1"><text:span text:style-name="Book_20_Title"><text:span text:style-name="T23">Алгоритм решения</text:span></text:span><text:bookmark-start text:name="_Toc27641779"/><text:span text:style-name="Book_20_Title"><text:span text:style-name="T23">:</text:span></text:span><text:bookmark-end text:name="_Toc27641779"/></text:h>
      <text:p text:style-name="P20"/>
      <text:list xml:id="list1376521948" text:style-name="WWNum7">
        <text:list-item>
          <text:p text:style-name="P36"><text:span text:style-name="T7">Общий алгоритм итерационных методов</text:span></text:p>
        </text:list-item>
      </text:list>
      <text:p text:style-name="P21"><text:span text:style-name="T6">Пусть задана СЛАУ:</text:span></text:p>
      <text:p text:style-name="P21"><draw:frame draw:style-name="fr1" draw:name="Object1" text:anchor-type="as-char" svg:width="0.4555in" svg:height="0.2118in" draw:z-index="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2"><text:span text:style-name="T6">(1)</text:span></text:p>
      <text:p text:style-name="P21"><text:span text:style-name="T6">В соответствии с общей идеей итерационных методов исходная системы должна быть приведена к виду:</text:span></text:p>
      <text:p text:style-name="P21"><draw:frame draw:style-name="fr1" draw:name="Object2" text:anchor-type="as-char" svg:width="0.6547in" svg:height="0.2102in" draw:z-index="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3"><text:tab/></text:p>
      <text:p text:style-name="P22">(2)</text:p>
      <text:p text:style-name="P31"><text:span text:style-name="T6">где </text:span><draw:frame draw:style-name="fr1" draw:name="Object3" text:anchor-type="as-char" svg:width="0.1134in" svg:height="0.1839in" draw:z-index="3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6"><text:s/>– матрица, </text:span><draw:frame draw:style-name="fr1" draw:name="Object4" text:anchor-type="as-char" svg:width="0.089in" svg:height="0.2102in" draw:z-index="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6">– столбец свободных членов. При этом решение системы (2) должно совпадать с решением системы (1).</text:span></text:p>
      <text:p text:style-name="P31"><text:span text:style-name="T6">Затем строится рекуррентная последовательность первого порядка в виде:</text:span></text:p>
      <text:p text:style-name="P31"><draw:frame draw:style-name="fr1" draw:name="Object5" text:anchor-type="as-char" svg:width="1.7929in" svg:height="0.2102in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><text:span text:style-name="T6">Для начала вычислений задаётся некоторое начальное приближение </text:span><draw:frame draw:style-name="fr1" draw:name="Object6" text:anchor-type="as-char" svg:width="0.2154in" svg:height="0.2102in" draw:z-index="6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6">, для окончания некоторое малое </text:span><draw:frame draw:style-name="fr2" draw:name="Object7" text:anchor-type="as-char" svg:width="0.1382in" svg:height="0.1618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6">. Получаемая последовательность будет сходиться к точному решению, если норма матрицы </text:span><draw:frame draw:style-name="fr1" draw:name="Object8" text:anchor-type="as-char" svg:width="0.4638in" svg:height="0.2035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6">. </text:span></text:p>
      <text:p text:style-name="P21"><text:span text:style-name="T6">Таким образом, исходя из того, что последовательность решений будет сходиться, можно за конечное число шагов получить решение СЛАУ с заданным приближением</text:span><text:span text:style-name="T2"> </text:span><draw:frame draw:style-name="fr1" draw:name="Object9" text:anchor-type="as-char" svg:width="0.0783in" svg:height="0.1839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6">.</text:span></text:p>
      <text:p text:style-name="P21"><text:span text:style-name="T6">Для априорной оценки количества итерации k воспользуемся формулой:</text:span></text:p>
      <text:p text:style-name="P24"/>
      <text:p text:style-name="P21"><draw:frame draw:style-name="fr1" draw:name="Object10" text:anchor-type="as-char" svg:width="1.4083in" svg:height="0.7492in" draw:z-index="1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2"><text:span text:style-name="T6"><text:s/>(3)</text:span></text:p>
      <text:p text:style-name="P28"><text:soft-page-break/></text:p>
      <text:p text:style-name="P30"><text:span text:style-name="T7">2. Особенности метода Якоби</text:span></text:p>
      <text:p text:style-name="P21"><text:span text:style-name="T6">Чтобы метод Якоби сходился должно выполняться условие </text:span><draw:frame draw:style-name="fr1" draw:name="Object11" text:anchor-type="as-char" svg:width="0.4638in" svg:height="0.2035in" draw:z-index="1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6">, для этого матрица A должна обладать свойством диагонального преобладания </text:span><draw:frame draw:style-name="fr1" draw:name="Object12" text:anchor-type="as-char" svg:width="1.6228in" svg:height="0.3744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6">. Таким образом, при помощи элементарных преобразований матрицы приводим матрицу A к матрице, которая будет обладать свойством диагонального преобладания.</text:span></text:p>
      <text:p text:style-name="P21"><text:span text:style-name="T6">Затем, чтобы привести систему (1) к каноническому виду (2) выразим из i-го уравнения i-ю компоненту вектора неизвестных, получим:</text:span></text:p>
      <text:p text:style-name="P21"><draw:frame draw:style-name="fr1" draw:name="Object13" text:anchor-type="as-char" svg:width="1.1335in" svg:height="0.5638in" draw:z-index="1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9"/>
      <text:p text:style-name="P31"><text:span text:style-name="T6">Таким образом, полученные соотношения дают представление исходной СЛАУ в рекуррентном виде, необходимое для итераций, где i = 1, 2, …, n:</text:span></text:p>
      <text:p text:style-name="P25"/>
      <text:p text:style-name="P31"><draw:frame draw:style-name="fr1" draw:name="Object14" text:anchor-type="as-char" svg:width="1.4217in" svg:height="0.5638in" draw:z-index="1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9"/>
      <text:p text:style-name="P31"><text:span text:style-name="T7">3. Особенности метода Гаусса – Зейделя.</text:span></text:p>
      <text:p text:style-name="P21"><text:span text:style-name="T6"><text:s/>Отличительная особенность данного метода заключается в том, что при уточнение очередной компоненты вектора </text:span><draw:frame draw:style-name="fr1" draw:name="Object15" text:anchor-type="as-char" svg:width="0.3339in" svg:height="0.2102in" draw:z-index="15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6"><text:s/>мы используем уже уточнённые компоненты этого вектора. Чтобы метод Гаусса – Зейделя сходился должно выполняться условие <text:s/></text:span><draw:frame draw:style-name="fr1" draw:name="Object16" text:anchor-type="as-char" svg:width="0.4638in" svg:height="0.2035in" draw:z-index="16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6">, для этого матрица A должна обладать свойством диагонального преобладания </text:span><draw:frame draw:style-name="fr1" draw:name="Object17" text:anchor-type="as-char" svg:width="1.6228in" svg:height="0.3744in" draw:z-index="1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1"><text:span text:style-name="T6">. Таким образом, при помощи элементарных преобразований матрицы приводим матрицу A к матрице A’, которая будет обладать свойством диагонального преобладания.</text:span></text:p>
      <text:p text:style-name="P21"><text:span text:style-name="T6">Затем, чтобы привести систему (1) к каноническому виду (2) выразим из i-го уравнения i-ю компоненту вектора неизвестных, получим:</text:span></text:p>
      <text:p text:style-name="P21"><draw:frame draw:style-name="fr1" draw:name="Object18" text:anchor-type="as-char" svg:width="1.1335in" svg:height="0.5638in" draw:z-index="1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1"><text:span text:style-name="T6">Аналогично методу Якоби получаем следующие рекуррентные соотношения для выполнения итераций:</text:span></text:p>
      <text:p text:style-name="P21"><draw:frame draw:style-name="fr1" draw:name="Object19" text:anchor-type="as-char" svg:width="1.4217in" svg:height="0.5638in" draw:z-index="1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1"><text:soft-page-break/><text:span text:style-name="T6">Чтобы использовать уже уточнённые компоненты вектора </text:span><draw:frame draw:style-name="fr2" draw:name="Object20" text:anchor-type="as-char" svg:width="0.3075in" svg:height="0.2307in" draw:z-index="2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, разделим сумму </text:span><draw:frame draw:style-name="fr1" draw:name="Object21" text:anchor-type="as-char" svg:width="0.5236in" svg:height="0.4484in" draw:z-index="21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6"><text:s/>на две суммы следующим образом:</text:span></text:p>
      <text:p text:style-name="P21"><draw:frame draw:style-name="fr1" draw:name="Object22" text:anchor-type="as-char" svg:width="2.548in" svg:height="0.4543in" draw:z-index="2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9"/>
      <text:p text:style-name="P21"><text:span text:style-name="T6">Таким образом, полученные соотношения дают представление исходной СЛАУ в рекуррентном виде, необходимое для итераций, где i = 1, 2, …, n.</text:span></text:p>
      <text:p text:style-name="P25"><text:span text:style-name="Book_20_Title"><text:span text:style-name="T21"/></text:span></text:p>
      <text:p text:style-name="P26"><text:span text:style-name="Book_20_Title"><text:span text:style-name="T21">Листинг программы:</text:span></text:span></text:p>
      <text:p text:style-name="P26"><text:span text:style-name="Book_20_Title"><text:span text:style-name="T21">#toolkit.py</text:span></text:span></text:p>
      <text:p text:style-name="P27"><text:span text:style-name="Book_20_Title"><text:span text:style-name="T56">from </text:span></text:span><text:span text:style-name="T58">copy </text:span><text:span text:style-name="T58">import </text:span><text:span text:style-name="T58">deepcopy</text:span><text:span text:style-name="T68"><text:line-break/></text:span><text:span text:style-name="T58">from </text:span><text:span text:style-name="T58">matrix </text:span><text:span text:style-name="T58">import </text:span><text:span text:style-name="T58">*</text:span><text:span text:style-name="T68"><text:line-break/><text:line-break/><text:line-break/></text:span><text:span text:style-name="T58">class </text:span><text:span text:style-name="T58">SLAE:</text:span><text:span text:style-name="T68"><text:line-break/></text:span><text:span text:style-name="T58"> <text:s text:c="3"/></text:span><text:span text:style-name="T58">def </text:span><text:span text:style-name="T58">__init__</text:span><text:span text:style-name="T58">(</text:span><text:span text:style-name="T58">self</text:span><text:span text:style-name="T58">, </text:span><text:span text:style-name="T58">matrix</text:span><text:span text:style-name="T58">, </text:span><text:span text:style-name="T58">vector</text:span><text:span text:style-name="T58">, </text:span><text:span text:style-name="T58">precision):</text:span><text:span text:style-name="T68"><text:line-break/></text:span><text:span text:style-name="T58"> <text:s text:c="7"/></text:span><text:span text:style-name="T58">self</text:span><text:span text:style-name="T58">.initial_matrix = deepcopy(matrix)</text:span><text:span text:style-name="T68"><text:line-break/></text:span><text:span text:style-name="T58"> <text:s text:c="7"/></text:span><text:span text:style-name="T58">self</text:span><text:span text:style-name="T58">.vector = deepcopy(vector)</text:span><text:span text:style-name="T68"><text:line-break/></text:span><text:span text:style-name="T58"> <text:s text:c="7"/></text:span><text:span text:style-name="T58">self</text:span><text:span text:style-name="T58">.dimension = </text:span><text:span text:style-name="T58">len</text:span><text:span text:style-name="T58">(matrix)</text:span><text:span text:style-name="T68"><text:line-break/></text:span><text:span text:style-name="T58"> <text:s text:c="7"/></text:span><text:span text:style-name="T58">self</text:span><text:span text:style-name="T58">.identity = [[</text:span><text:span text:style-name="T58">0 </text:span><text:span text:style-name="T58">if </text:span><text:span text:style-name="T58">i != j </text:span><text:span text:style-name="T58">else </text:span><text:span text:style-name="T58">1 </text:span><text:span text:style-name="T58">for </text:span><text:span text:style-name="T58">j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initial_matrix[</text:span><text:span text:style-name="T58">0</text:span><text:span text:style-name="T58">]))]</text:span><text:span text:style-name="T68"><text:line-break/></text:span><text:span text:style-name="T58"> <text:s text:c="24"/></text:span><text:span text:style-name="T58">for </text:span><text:span text:style-name="T58">i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initial_matrix))]</text:span><text:span text:style-name="T68"><text:line-break/></text:span><text:span text:style-name="T58"> <text:s text:c="7"/></text:span><text:span text:style-name="T58">if </text:span><text:span text:style-name="T58">precision:</text:span><text:span text:style-name="T68"><text:line-break/></text:span><text:span text:style-name="T58"> <text:s text:c="11"/></text:span><text:span text:style-name="T58">self</text:span><text:span text:style-name="T58">.precision = </text:span><text:span text:style-name="T58">1 </text:span><text:span text:style-name="T58">/ precision</text:span><text:span text:style-name="T68"><text:line-break/></text:span><text:span text:style-name="T58"> <text:s text:c="7"/></text:span><text:span text:style-name="T58">else</text:span><text:span text:style-name="T58">:</text:span><text:span text:style-name="T68"><text:line-break/></text:span><text:span text:style-name="T58"> <text:s text:c="11"/></text:span><text:span text:style-name="T58">raise </text:span><text:span text:style-name="T58">EnvironmentError</text:span><text:span text:style-name="T58">(</text:span><text:span text:style-name="T58">"You have to specify the precision value &gt; 0!"</text:span><text:span text:style-name="T58">)</text:span><text:span text:style-name="T68"><text:line-break/><text:line-break/></text:span><text:span text:style-name="T58"> <text:s text:c="3"/></text:span><text:span text:style-name="T58">def </text:span><text:span text:style-name="T58">set_precision</text:span><text:span text:style-name="T58">(</text:span><text:span text:style-name="T58">self</text:span><text:span text:style-name="T58">, </text:span><text:span text:style-name="T58">precision):</text:span><text:span text:style-name="T68"><text:line-break/></text:span><text:span text:style-name="T58"> <text:s text:c="7"/></text:span><text:span text:style-name="T58">self</text:span><text:span text:style-name="T58">.precision = </text:span><text:span text:style-name="T58">1 </text:span><text:span text:style-name="T58">/ precision</text:span><text:span text:style-name="T68"><text:line-break/><text:line-break/></text:span><text:span text:style-name="T58"> <text:s text:c="3"/></text:span><text:span text:style-name="T58">@staticmethod</text:span><text:span text:style-name="T68"><text:line-break/></text:span><text:span text:style-name="T58"> <text:s text:c="3"/></text:span><text:span text:style-name="T58">def </text:span><text:span text:style-name="T58">util_sum</text:span><text:span text:style-name="T58">(matrix</text:span><text:span text:style-name="T58">, </text:span><text:span text:style-name="T58">i</text:span><text:span text:style-name="T58">, </text:span><text:span text:style-name="T58">x):</text:span><text:span text:style-name="T68"><text:line-break/></text:span><text:span text:style-name="T58"> <text:s text:c="7"/>s = </text:span><text:span text:style-name="T58">0</text:span><text:span text:style-name="T68"><text:line-break/></text:span><text:span text:style-name="T58"> <text:s text:c="7"/></text:span><text:span text:style-name="T58">for </text:span><text:span text:style-name="T58">j </text:span><text:span text:style-name="T58">in </text:span><text:span text:style-name="T58">range</text:span><text:span text:style-name="T58">(</text:span><text:span text:style-name="T58">len</text:span><text:span text:style-name="T58">(matrix[</text:span><text:span text:style-name="T58">0</text:span><text:span text:style-name="T58">])):</text:span><text:span text:style-name="T68"><text:line-break/></text:span><text:span text:style-name="T58"> <text:s text:c="11"/></text:span><text:span text:style-name="T58">if </text:span><text:span text:style-name="T58">j != i:</text:span><text:span text:style-name="T68"><text:line-break/></text:span><text:span text:style-name="T58"> <text:s text:c="15"/>s += matrix[i][j] * x[j]</text:span><text:span text:style-name="T68"><text:line-break/></text:span><text:span text:style-name="T58"> <text:s text:c="7"/></text:span><text:span text:style-name="T58">return </text:span><text:span text:style-name="T58">s</text:span><text:span text:style-name="T68"><text:line-break/><text:line-break/></text:span><text:span text:style-name="T58"> <text:s text:c="3"/></text:span><text:span text:style-name="T58">def </text:span><text:span text:style-name="T58">simple_iterative_method</text:span><text:span text:style-name="T58">(</text:span><text:span text:style-name="T58">self</text:span><text:span text:style-name="T58">):</text:span><text:span text:style-name="T68"><text:line-break/></text:span><text:span text:style-name="T58"> <text:s text:c="7"/></text:span><text:span text:style-name="T58"># A transposed * A</text:span><text:span text:style-name="T68"><text:line-break/></text:span><text:span text:style-name="T58"> <text:s text:c="7"/></text:span><text:span text:style-name="T58">transposed = Matrix.transposed(</text:span><text:span text:style-name="T58">self</text:span><text:span text:style-name="T58">.initial_matrix)</text:span><text:span text:style-name="T68"><text:line-break/></text:span><text:span text:style-name="T58"> <text:s text:c="7"/>matrix_a_t_a = Matrix.multiply(transposed</text:span><text:span text:style-name="T58">, </text:span><text:span text:style-name="T58">self</text:span><text:span text:style-name="T58">.initial_matrix)</text:span><text:span text:style-name="T68"><text:line-break/></text:span><text:span text:style-name="T58"> <text:s text:c="7"/>a_t_a_norm = Matrix.norm(matrix_a_t_a)</text:span><text:span text:style-name="T68"><text:line-break/></text:span><text:span text:style-name="T58"> <text:s text:c="7"/>matrix_b = Matrix.sub(</text:span><text:span text:style-name="T58">self</text:span><text:span text:style-name="T58">.identity</text:span><text:span text:style-name="T58">, </text:span><text:span text:style-name="T58">Matrix.div(matrix_a_t_a</text:span><text:span text:style-name="T58">, </text:span><text:span text:style-name="T58">a_t_a_norm))</text:span><text:span text:style-name="T68"><text:line-break/></text:span><text:soft-page-break/><text:span text:style-name="T58"> <text:s text:c="7"/>vector_b = Matrix.multiply_matrix_column(transposed</text:span><text:span text:style-name="T58">, </text:span><text:span text:style-name="T58">[</text:span><text:span text:style-name="T58">self</text:span><text:span text:style-name="T58">.vector[i] / a_t_a_norm </text:span><text:span text:style-name="T58">for </text:span><text:span text:style-name="T58">i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vector))])</text:span><text:span text:style-name="T68"><text:line-break/></text:span><text:span text:style-name="T58"> <text:s text:c="7"/>iterations_number = </text:span><text:span text:style-name="T58">0</text:span><text:span text:style-name="T68"><text:line-break/></text:span><text:span text:style-name="T58"> <text:s text:c="7"/></text:span><text:span text:style-name="T58">x_prev = [</text:span><text:span text:style-name="T58">0 </text:span><text:span text:style-name="T58">for </text:span><text:span text:style-name="T58">_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vector))]</text:span><text:span text:style-name="T68"><text:line-break/></text:span><text:span text:style-name="T58"> <text:s text:c="7"/>x_vector = deepcopy(vector_b)</text:span><text:span text:style-name="T68"><text:line-break/></text:span><text:span text:style-name="T58"> <text:s text:c="7"/></text:span><text:span text:style-name="T58">while </text:span><text:span text:style-name="T58">max_difference(x_vector</text:span><text:span text:style-name="T58">, </text:span><text:span text:style-name="T58">x_prev) &gt; </text:span><text:span text:style-name="T58">self</text:span><text:span text:style-name="T58">.precision:</text:span><text:span text:style-name="T68"><text:line-break/></text:span><text:span text:style-name="T58"> <text:s text:c="11"/>x_prev = deepcopy(x_vector)</text:span><text:span text:style-name="T68"><text:line-break/></text:span><text:span text:style-name="T58"> <text:s text:c="11"/>x_vector = Matrix.add_v(Matrix.multiply_matrix_column(matrix_b</text:span><text:span text:style-name="T58">, </text:span><text:span text:style-name="T58">x_vector)</text:span><text:span text:style-name="T58">, </text:span><text:span text:style-name="T58">vector_b)</text:span><text:span text:style-name="T68"><text:line-break/></text:span><text:span text:style-name="T58"> <text:s text:c="11"/>iterations_number += </text:span><text:span text:style-name="T58">1</text:span><text:span text:style-name="T68"><text:line-break/></text:span><text:span text:style-name="T58"> <text:s text:c="7"/></text:span><text:span text:style-name="T58">return </text:span><text:span text:style-name="T58">x_vector</text:span><text:span text:style-name="T58">, </text:span><text:span text:style-name="T58">iterations_number</text:span><text:span text:style-name="T58">, </text:span><text:span text:style-name="T58">matrix_b</text:span><text:span text:style-name="T58">, </text:span><text:span text:style-name="T58">vector_b</text:span><text:span text:style-name="T68"><text:line-break/><text:line-break/></text:span><text:span text:style-name="T58"> <text:s text:c="3"/></text:span><text:span text:style-name="T58">def </text:span><text:span text:style-name="T58">jacobi_method</text:span><text:span text:style-name="T58">(</text:span><text:span text:style-name="T58">self</text:span><text:span text:style-name="T58">):</text:span><text:span text:style-name="T68"><text:line-break/></text:span><text:span text:style-name="T58"> <text:s text:c="7"/>iterations_number = </text:span><text:span text:style-name="T58">0</text:span><text:span text:style-name="T68"><text:line-break/></text:span><text:span text:style-name="T58"> <text:s text:c="7"/></text:span><text:span text:style-name="T58">x_prev = [</text:span><text:span text:style-name="T58">0 </text:span><text:span text:style-name="T58">for </text:span><text:span text:style-name="T58">_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vector))]</text:span><text:span text:style-name="T68"><text:line-break/></text:span><text:span text:style-name="T58"> <text:s text:c="7"/>x_vector = deepcopy(</text:span><text:span text:style-name="T58">self</text:span><text:span text:style-name="T58">.vector)</text:span><text:span text:style-name="T68"><text:line-break/></text:span><text:span text:style-name="T58"> <text:s text:c="7"/></text:span><text:span text:style-name="T58">while </text:span><text:span text:style-name="T58">max_difference(x_vector</text:span><text:span text:style-name="T58">, </text:span><text:span text:style-name="T58">x_prev) &gt; </text:span><text:span text:style-name="T58">self</text:span><text:span text:style-name="T58">.precision:</text:span><text:span text:style-name="T68"><text:line-break/></text:span><text:span text:style-name="T58"> <text:s text:c="11"/>x_prev = deepcopy(x_vector)</text:span><text:span text:style-name="T68"><text:line-break/></text:span><text:span text:style-name="T58"> <text:s text:c="11"/>x_vector = [(-</text:span><text:span text:style-name="T58">self</text:span><text:span text:style-name="T58">.util_sum(</text:span><text:span text:style-name="T58">self</text:span><text:span text:style-name="T58">.initial_matrix</text:span><text:span text:style-name="T58">, </text:span><text:span text:style-name="T58">i</text:span><text:span text:style-name="T58">, </text:span><text:span text:style-name="T58">x_vector) +</text:span><text:span text:style-name="T68"><text:line-break/></text:span><text:span text:style-name="T58"> <text:s text:c="24"/></text:span><text:span text:style-name="T58">self</text:span><text:span text:style-name="T58">.vector[i]) / </text:span><text:span text:style-name="T58">self</text:span><text:span text:style-name="T58">.initial_matrix[i][i]</text:span><text:span text:style-name="T68"><text:line-break/></text:span><text:span text:style-name="T58"> <text:s text:c="23"/></text:span><text:span text:style-name="T58">for </text:span><text:span text:style-name="T58">i </text:span><text:span text:style-name="T58">in </text:span><text:span text:style-name="T58">range</text:span><text:span text:style-name="T58">(</text:span><text:span text:style-name="T58">len</text:span><text:span text:style-name="T58">(x_vector))]</text:span><text:span text:style-name="T68"><text:line-break/></text:span><text:span text:style-name="T58"> <text:s text:c="11"/>iterations_number += </text:span><text:span text:style-name="T58">1</text:span><text:span text:style-name="T68"><text:line-break/></text:span><text:span text:style-name="T58"> <text:s text:c="7"/></text:span><text:span text:style-name="T58">return </text:span><text:span text:style-name="T58">x_vector</text:span><text:span text:style-name="T58">, </text:span><text:span text:style-name="T58">iterations_number</text:span><text:span text:style-name="T68"><text:line-break/><text:line-break/></text:span><text:span text:style-name="T58"> <text:s text:c="3"/></text:span><text:span text:style-name="T58">@staticmethod</text:span><text:span text:style-name="T68"><text:line-break/></text:span><text:span text:style-name="T58"> <text:s text:c="3"/></text:span><text:span text:style-name="T58">def </text:span><text:span text:style-name="T58">seidel_sum</text:span><text:span text:style-name="T58">(b_matrix</text:span><text:span text:style-name="T58">, </text:span><text:span text:style-name="T58">i</text:span><text:span text:style-name="T58">, </text:span><text:span text:style-name="T58">x):</text:span><text:span text:style-name="T68"><text:line-break/></text:span><text:span text:style-name="T58"> <text:s text:c="7"/>s = </text:span><text:span text:style-name="T58">0</text:span><text:span text:style-name="T68"><text:line-break/></text:span><text:span text:style-name="T58"> <text:s text:c="7"/></text:span><text:span text:style-name="T58">for </text:span><text:span text:style-name="T58">j </text:span><text:span text:style-name="T58">in </text:span><text:span text:style-name="T58">range</text:span><text:span text:style-name="T58">(</text:span><text:span text:style-name="T58">len</text:span><text:span text:style-name="T58">(x)):</text:span><text:span text:style-name="T68"><text:line-break/></text:span><text:span text:style-name="T58"> <text:s text:c="11"/></text:span><text:span text:style-name="T58">if </text:span><text:span text:style-name="T58">i != j:</text:span><text:span text:style-name="T68"><text:line-break/></text:span><text:span text:style-name="T58"> <text:s text:c="15"/>s += b_matrix[i][j] * x[j]</text:span><text:span text:style-name="T68"><text:line-break/></text:span><text:span text:style-name="T58"> <text:s text:c="7"/></text:span><text:span text:style-name="T58">return </text:span><text:span text:style-name="T58">s</text:span><text:span text:style-name="T68"><text:line-break/><text:line-break/></text:span><text:span text:style-name="T58"> <text:s text:c="3"/></text:span><text:span text:style-name="T58">def </text:span><text:span text:style-name="T58">seidel_gauss_method</text:span><text:span text:style-name="T58">(</text:span><text:span text:style-name="T58">self</text:span><text:span text:style-name="T58">):</text:span><text:span text:style-name="T68"><text:line-break/></text:span><text:span text:style-name="T58"> <text:s text:c="7"/>x_prev = [</text:span><text:span text:style-name="T58">0 </text:span><text:span text:style-name="T58">for </text:span><text:span text:style-name="T58">_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vector))]</text:span><text:span text:style-name="T68"><text:line-break/></text:span><text:span text:style-name="T58"> <text:s text:c="7"/>x_vector = deepcopy(</text:span><text:span text:style-name="T58">self</text:span><text:span text:style-name="T58">.vector)</text:span><text:span text:style-name="T68"><text:line-break/></text:span><text:span text:style-name="T58"> <text:s text:c="7"/>iterations_number = </text:span><text:span text:style-name="T58">0</text:span><text:span text:style-name="T68"><text:line-break/></text:span><text:span text:style-name="T58"> <text:s text:c="7"/></text:span><text:span text:style-name="T58">while </text:span><text:span text:style-name="T58">max_difference(x_vector</text:span><text:span text:style-name="T58">, </text:span><text:span text:style-name="T58">x_prev) &gt; </text:span><text:span text:style-name="T58">self</text:span><text:span text:style-name="T58">.precision:</text:span><text:span text:style-name="T68"><text:line-break/></text:span><text:span text:style-name="T58"> <text:s text:c="11"/>x_prev = deepcopy(x_vector)</text:span><text:span text:style-name="T68"><text:line-break/></text:span><text:span text:style-name="T58"> <text:s text:c="11"/></text:span><text:span text:style-name="T58">for </text:span><text:span text:style-name="T58">i </text:span><text:span text:style-name="T58">in </text:span><text:span text:style-name="T58">range</text:span><text:span text:style-name="T58">(</text:span><text:span text:style-name="T58">len</text:span><text:span text:style-name="T58">(x_vector)):</text:span><text:span text:style-name="T68"><text:line-break/></text:span><text:span text:style-name="T58"> <text:s text:c="15"/>x_vector[i] = (-</text:span><text:span text:style-name="T58">self</text:span><text:span text:style-name="T58">.seidel_sum(</text:span><text:span text:style-name="T58">self</text:span><text:span text:style-name="T58">.initial_matrix</text:span><text:span text:style-name="T58">, </text:span><text:span text:style-name="T58">i</text:span><text:span text:style-name="T58">, </text:span><text:span text:style-name="T58">x_vector) +</text:span><text:span text:style-name="T68"><text:line-break/></text:span><text:span text:style-name="T58"> <text:s text:c="30"/></text:span><text:span text:style-name="T58">self</text:span><text:span text:style-name="T58">.vector[i]) / </text:span><text:span text:style-name="T58">self</text:span><text:span text:style-name="T58">.initial_matrix[i][i]</text:span><text:span text:style-name="T68"><text:line-break/></text:span><text:span text:style-name="T58"> <text:s text:c="11"/>iterations_number += </text:span><text:span text:style-name="T58">1</text:span><text:span text:style-name="T68"><text:line-break/></text:span><text:span text:style-name="T58"> <text:s text:c="7"/></text:span><text:span text:style-name="T58">return </text:span><text:span text:style-name="T58">x_vector</text:span><text:span text:style-name="T58">, </text:span><text:span text:style-name="T58">iterations_number</text:span><text:span text:style-name="T68"><text:line-break/><text:line-break/></text:span><text:span text:style-name="T58"> <text:s text:c="3"/></text:span><text:span text:style-name="T58">def </text:span><text:span text:style-name="T58">incoherence</text:span><text:span text:style-name="T58">(</text:span><text:span text:style-name="T58">self</text:span><text:span text:style-name="T58">, </text:span><text:span text:style-name="T58">x_vector):</text:span><text:span text:style-name="T68"><text:line-break/></text:span><text:span text:style-name="T58"> <text:s text:c="7"/>result = Matrix.multiply_matrix_column(</text:span><text:span text:style-name="T58">self</text:span><text:span text:style-name="T58">.initial_matrix</text:span><text:span text:style-name="T58">, </text:span><text:span text:style-name="T58">x_vector)</text:span><text:span text:style-name="T68"><text:line-break/></text:span><text:soft-page-break/><text:span text:style-name="T58"> <text:s text:c="7"/></text:span><text:span text:style-name="T58">return </text:span><text:span text:style-name="T58">[</text:span><text:span text:style-name="T58">self</text:span><text:span text:style-name="T58">.vector[i] - result[i]</text:span><text:span text:style-name="T68"><text:line-break/></text:span><text:span text:style-name="T58"> <text:s text:c="15"/></text:span><text:span text:style-name="T58">for </text:span><text:span text:style-name="T58">i </text:span><text:span text:style-name="T58">in </text:span><text:span text:style-name="T58">range</text:span><text:span text:style-name="T58">(</text:span><text:span text:style-name="T58">len</text:span><text:span text:style-name="T58">(</text:span><text:span text:style-name="T58">self</text:span><text:span text:style-name="T58">.vector))]</text:span></text:p>
      <text:p text:style-name="P27"><text:span text:style-name="Book_20_Title"><text:span text:style-name="T57"/></text:span></text:p>
      <text:p text:style-name="P27"><text:span text:style-name="Book_20_Title"><text:span text:style-name="T21">#main.py</text:span></text:span></text:p>
      <text:p text:style-name="P27"><text:span text:style-name="Book_20_Title"><text:span text:style-name="T44">import </text:span></text:span><text:span text:style-name="T45">time</text:span><text:span text:style-name="T55"><text:line-break/></text:span><text:span text:style-name="T45">from </text:span><text:span text:style-name="T45">toolkit </text:span><text:span text:style-name="T45">import </text:span><text:span text:style-name="T45">*</text:span><text:span text:style-name="T55"><text:line-break/><text:line-break/><text:line-break/></text:span><text:span text:style-name="T45">if </text:span><text:span text:style-name="T45">__name__ == </text:span><text:span text:style-name="T45">'__main__'</text:span><text:span text:style-name="T45">:</text:span><text:span text:style-name="T55"><text:line-break/></text:span><text:span text:style-name="T45"> <text:s text:c="3"/>k = -</text:span><text:span text:style-name="T45">3</text:span><text:span text:style-name="T55"><text:line-break/></text:span><text:span text:style-name="T45"> <text:s text:c="3"/></text:span><text:span text:style-name="T45">alpha = </text:span><text:span text:style-name="T45">0.5 </text:span><text:span text:style-name="T45">* k</text:span><text:span text:style-name="T55"><text:line-break/></text:span><text:span text:style-name="T45"> <text:s text:c="3"/>matrix = [[</text:span><text:span text:style-name="T45">3.81</text:span><text:span text:style-name="T45">, </text:span><text:span text:style-name="T45">0.25</text:span><text:span text:style-name="T45">, </text:span><text:span text:style-name="T45">1.28</text:span><text:span text:style-name="T45">, </text:span><text:span text:style-name="T45">0.75 </text:span><text:span text:style-name="T45">+ alpha]</text:span><text:span text:style-name="T45">,</text:span><text:span text:style-name="T55"><text:line-break/></text:span><text:span text:style-name="T45"> <text:s text:c="13"/></text:span><text:span text:style-name="T45">[</text:span><text:span text:style-name="T45">2.25</text:span><text:span text:style-name="T45">, </text:span><text:span text:style-name="T45">1.32</text:span><text:span text:style-name="T45">, </text:span><text:span text:style-name="T45">4.58 </text:span><text:span text:style-name="T45">+ alpha</text:span><text:span text:style-name="T45">, </text:span><text:span text:style-name="T45">0.49</text:span><text:span text:style-name="T45">]</text:span><text:span text:style-name="T45">,</text:span><text:span text:style-name="T55"><text:line-break/></text:span><text:span text:style-name="T45"> <text:s text:c="13"/></text:span><text:span text:style-name="T45">[</text:span><text:span text:style-name="T45">5.31</text:span><text:span text:style-name="T45">, </text:span><text:span text:style-name="T45">6.28 </text:span><text:span text:style-name="T45">+ alpha</text:span><text:span text:style-name="T45">, </text:span><text:span text:style-name="T45">0.98</text:span><text:span text:style-name="T45">, </text:span><text:span text:style-name="T45">1.04</text:span><text:span text:style-name="T45">]</text:span><text:span text:style-name="T45">,</text:span><text:span text:style-name="T55"><text:line-break/></text:span><text:span text:style-name="T45"> <text:s text:c="13"/></text:span><text:span text:style-name="T45">[</text:span><text:span text:style-name="T45">9.39 </text:span><text:span text:style-name="T45">+ alpha</text:span><text:span text:style-name="T45">, </text:span><text:span text:style-name="T45">2.45</text:span><text:span text:style-name="T45">, </text:span><text:span text:style-name="T45">3.35</text:span><text:span text:style-name="T45">, </text:span><text:span text:style-name="T45">2.28</text:span><text:span text:style-name="T45">]]</text:span><text:span text:style-name="T55"><text:line-break/></text:span><text:span text:style-name="T45"> <text:s text:c="3"/>f = [</text:span><text:span text:style-name="T45">4.21</text:span><text:span text:style-name="T45">, </text:span><text:span text:style-name="T45">6.47 </text:span><text:span text:style-name="T45">+ alpha</text:span><text:span text:style-name="T45">, </text:span><text:span text:style-name="T45">2.38</text:span><text:span text:style-name="T45">, </text:span><text:span text:style-name="T45">10.48 </text:span><text:span text:style-name="T45">+ alpha]</text:span><text:span text:style-name="T55"><text:line-break/><text:line-break/></text:span><text:span text:style-name="T45"> <text:s text:c="3"/></text:span><text:span text:style-name="T45">print</text:span><text:span text:style-name="T45">(</text:span><text:span text:style-name="T45">f'Initial matrix:'</text:span><text:span text:style-name="T45">)</text:span><text:span text:style-name="T55"><text:line-break/></text:span><text:span text:style-name="T45"> <text:s text:c="3"/>Matrix.print(matrix</text:span><text:span text:style-name="T45">, </text:span><text:span text:style-name="T45">f)</text:span><text:span text:style-name="T55"><text:line-break/></text:span><text:span text:style-name="T45"> <text:s text:c="3"/>t_initial = [[</text:span><text:span text:style-name="T45">7.6515</text:span><text:span text:style-name="T45">, </text:span><text:span text:style-name="T45">2.2375</text:span><text:span text:style-name="T45">, </text:span><text:span text:style-name="T45">2.262</text:span><text:span text:style-name="T45">, </text:span><text:span text:style-name="T45">0.3675</text:span><text:span text:style-name="T45">]</text:span><text:span text:style-name="T45">, </text:span><text:span text:style-name="T45">[</text:span><text:span text:style-name="T45">1.50</text:span><text:span text:style-name="T45">, </text:span><text:span text:style-name="T45">7.53</text:span><text:span text:style-name="T45">, </text:span><text:span text:style-name="T45">-</text:span><text:span text:style-name="T45">0.30</text:span><text:span text:style-name="T45">, </text:span><text:span text:style-name="T45">-</text:span><text:span text:style-name="T45">1.21</text:span><text:span text:style-name="T45">]</text:span><text:span text:style-name="T45">,</text:span><text:span text:style-name="T55"><text:line-break/></text:span><text:span text:style-name="T45"> <text:s text:c="16"/></text:span><text:span text:style-name="T45">[</text:span><text:span text:style-name="T45">2.25</text:span><text:span text:style-name="T45">, </text:span><text:span text:style-name="T45">1.32</text:span><text:span text:style-name="T45">, </text:span><text:span text:style-name="T45">6.08</text:span><text:span text:style-name="T45">, </text:span><text:span text:style-name="T45">0.49</text:span><text:span text:style-name="T45">]</text:span><text:span text:style-name="T45">, </text:span><text:span text:style-name="T45">[</text:span><text:span text:style-name="T45">3.81</text:span><text:span text:style-name="T45">, </text:span><text:span text:style-name="T45">0.25</text:span><text:span text:style-name="T45">, </text:span><text:span text:style-name="T45">1.28</text:span><text:span text:style-name="T45">, </text:span><text:span text:style-name="T45">2.25</text:span><text:span text:style-name="T45">]]</text:span><text:span text:style-name="T55"><text:line-break/></text:span><text:span text:style-name="T45"> <text:s text:c="3"/>t_free_terms = [</text:span><text:span text:style-name="T45">8.4015</text:span><text:span text:style-name="T45">, </text:span><text:span text:style-name="T45">-</text:span><text:span text:style-name="T45">1.83</text:span><text:span text:style-name="T45">, </text:span><text:span text:style-name="T45">7.97</text:span><text:span text:style-name="T45">, </text:span><text:span text:style-name="T45">4.21</text:span><text:span text:style-name="T45">]</text:span><text:span text:style-name="T55"><text:line-break/><text:line-break/></text:span><text:span text:style-name="T45"> <text:s text:c="3"/>iterative_methods = SLAE(t_initial</text:span><text:span text:style-name="T45">, </text:span><text:span text:style-name="T45">t_free_terms</text:span><text:span text:style-name="T45">, </text:span><text:span text:style-name="T45">10</text:span><text:span text:style-name="T45">**</text:span><text:span text:style-name="T45">5</text:span><text:span text:style-name="T45">)</text:span><text:span text:style-name="T55"><text:line-break/></text:span><text:span text:style-name="T45"> <text:s text:c="3"/></text:span><text:span text:style-name="T45">print</text:span><text:span text:style-name="T45">()</text:span><text:span text:style-name="T55"><text:line-break/></text:span><text:span text:style-name="T45"> <text:s text:c="3"/>t1 = time.perf_counter()</text:span><text:span text:style-name="T55"><text:line-break/></text:span><text:span text:style-name="T45"> <text:s text:c="3"/>x1</text:span><text:span text:style-name="T45">, </text:span><text:span text:style-name="T45">n1</text:span><text:span text:style-name="T45">, </text:span><text:span text:style-name="T45">B</text:span><text:span text:style-name="T45">, </text:span><text:span text:style-name="T45">b = iterative_methods.simple_iterative_method()</text:span><text:span text:style-name="T55"><text:line-break/></text:span><text:span text:style-name="T45"> <text:s text:c="3"/>t2 = time.perf_counter()</text:span><text:span text:style-name="T55"><text:line-break/></text:span><text:span text:style-name="T45"> <text:s text:c="3"/></text:span><text:span text:style-name="T45">print</text:span><text:span text:style-name="T45">(</text:span><text:span text:style-name="T45">f'Simple iterative method:</text:span><text:span text:style-name="T45">\n</text:span><text:span text:style-name="T45">x vector = </text:span><text:span text:style-name="T45">{</text:span><text:span text:style-name="T45">x1</text:span><text:span text:style-name="T45">}\n</text:span><text:span text:style-name="T45">iterations number: </text:span><text:span text:style-name="T45">{</text:span><text:span text:style-name="T45">n1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incoherence:</text:span><text:span text:style-name="T45">\n {</text:span><text:span text:style-name="T45">iterative_methods.incoherence(x1)</text:span><text:span text:style-name="T45">}</text:span><text:span text:style-name="T45"> B:</text:span><text:span text:style-name="T45">\n</text:span><text:span text:style-name="T45">'</text:span><text:span text:style-name="T45">)</text:span><text:span text:style-name="T55"><text:line-break/></text:span><text:span text:style-name="T45"> <text:s text:c="3"/>Matrix.print(B)</text:span><text:span text:style-name="T55"><text:line-break/></text:span><text:span text:style-name="T45"> <text:s text:c="3"/></text:span><text:span text:style-name="T45">print</text:span><text:span text:style-name="T45">(</text:span><text:span text:style-name="T45">f'b:</text:span><text:span text:style-name="T45">{</text:span><text:span text:style-name="T45">b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Time: </text:span><text:span text:style-name="T45">{ </text:span><text:span text:style-name="T45">t2 - t1</text:span><text:span text:style-name="T45">}\n</text:span><text:span text:style-name="T45">'</text:span><text:span text:style-name="T45">)</text:span><text:span text:style-name="T55"><text:line-break/></text:span><text:span text:style-name="T45"> <text:s text:c="3"/>t3 = time.perf_counter()</text:span><text:span text:style-name="T55"><text:line-break/></text:span><text:span text:style-name="T45"> <text:s text:c="3"/>x2</text:span><text:span text:style-name="T45">, </text:span><text:span text:style-name="T45">n2 = iterative_methods.jacobi_method()</text:span><text:span text:style-name="T55"><text:line-break/></text:span><text:span text:style-name="T45"> <text:s text:c="3"/>t4 = time.perf_counter()</text:span><text:span text:style-name="T55"><text:line-break/></text:span><text:span text:style-name="T45"> <text:s text:c="3"/></text:span><text:span text:style-name="T45">print</text:span><text:span text:style-name="T45">(</text:span><text:span text:style-name="T45">f'Jacobi method:</text:span><text:span text:style-name="T45">\n</text:span><text:span text:style-name="T45">Transformed matrix: '</text:span><text:span text:style-name="T45">)</text:span><text:span text:style-name="T55"><text:line-break/></text:span><text:span text:style-name="T45"> <text:s text:c="3"/>Matrix.print(t_initial</text:span><text:span text:style-name="T45">, </text:span><text:span text:style-name="T45">t_free_terms)</text:span><text:span text:style-name="T55"><text:line-break/></text:span><text:span text:style-name="T45"> <text:s text:c="3"/></text:span><text:span text:style-name="T45">print</text:span><text:span text:style-name="T45">(</text:span><text:span text:style-name="T45">f'B:'</text:span><text:span text:style-name="T45">)</text:span><text:span text:style-name="T55"><text:line-break/></text:span><text:span text:style-name="T45"> <text:s text:c="3"/>Matrix.print(B)</text:span><text:span text:style-name="T55"><text:line-break/></text:span><text:span text:style-name="T45"> <text:s text:c="3"/></text:span><text:span text:style-name="T45">print</text:span><text:span text:style-name="T45">(</text:span><text:span text:style-name="T45">f'b:</text:span><text:span text:style-name="T45">{</text:span><text:span text:style-name="T45">b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||B||: </text:span><text:span text:style-name="T45">{</text:span><text:span text:style-name="T45">Matrix.norm(B)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||b||: </text:span><text:span text:style-name="T45">{</text:span><text:span text:style-name="T45">Matrix.norm_for_vector(b)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x vector = </text:span><text:span text:style-name="T45">{</text:span><text:span text:style-name="T45">x2</text:span><text:span text:style-name="T45">}\n</text:span><text:span text:style-name="T45">iterations number: </text:span><text:span text:style-name="T45">{</text:span><text:span text:style-name="T45">n2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incoherence: </text:span><text:span text:style-name="T45">{</text:span><text:span text:style-name="T45">iterative_methods.incoherence(x2)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Time: </text:span><text:span text:style-name="T45">{ </text:span><text:span text:style-name="T45">t4 - t3</text:span><text:span text:style-name="T45">}\n</text:span><text:span text:style-name="T45">'</text:span><text:span text:style-name="T45">)</text:span><text:span text:style-name="T55"><text:line-break/></text:span><text:soft-page-break/><text:span text:style-name="T45"> <text:s text:c="3"/>t5 = time.perf_counter()</text:span><text:span text:style-name="T55"><text:line-break/></text:span><text:span text:style-name="T45"> <text:s text:c="3"/>x4</text:span><text:span text:style-name="T45">, </text:span><text:span text:style-name="T45">n4 = iterative_methods.seidel_gauss_method()</text:span><text:span text:style-name="T55"><text:line-break/></text:span><text:span text:style-name="T45"> <text:s text:c="3"/>t6 = time.perf_counter()</text:span><text:span text:style-name="T55"><text:line-break/></text:span><text:span text:style-name="T45"> <text:s text:c="3"/></text:span><text:span text:style-name="T45">print</text:span><text:span text:style-name="T45">(</text:span><text:span text:style-name="T45">f'Seidel - Gauss method:</text:span><text:span text:style-name="T45">\n</text:span><text:span text:style-name="T45">x vector = </text:span><text:span text:style-name="T45">{</text:span><text:span text:style-name="T45">x4</text:span><text:span text:style-name="T45">}\n</text:span><text:span text:style-name="T45">iterations number: </text:span><text:span text:style-name="T45">{</text:span><text:span text:style-name="T45">n4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Incoherence: </text:span><text:span text:style-name="T45">{</text:span><text:span text:style-name="T45">iterative_methods.incoherence(x4)</text:span><text:span text:style-name="T45">}</text:span><text:span text:style-name="T45">'</text:span><text:span text:style-name="T45">)</text:span><text:span text:style-name="T55"><text:line-break/></text:span><text:span text:style-name="T45"> <text:s text:c="3"/></text:span><text:span text:style-name="T45">print</text:span><text:span text:style-name="T45">(</text:span><text:span text:style-name="T45">f'Time: </text:span><text:span text:style-name="T45">{</text:span><text:span text:style-name="T45">t6-t5</text:span><text:span text:style-name="T45">}\n</text:span><text:span text:style-name="T45">'</text:span><text:span text:style-name="T45">)</text:span></text:p>
      <text:p text:style-name="P27"><text:span text:style-name="Book_20_Title"><text:span text:style-name="T43"/></text:span></text:p>
      <text:p text:style-name="P20"/>
      <text:p text:style-name="P20"/>
      <text:p text:style-name="P26"><text:span text:style-name="Book_20_Title"><text:span text:style-name="T21">STDOUT:</text:span></text:span></text:p>
      <text:p text:style-name="P26"><text:span text:style-name="Book_20_Title"><text:span text:style-name="T21"/></text:span></text:p>
      <text:p text:style-name="P27"><text:span text:style-name="Book_20_Title"><text:span text:style-name="T71">Initial matrix:</text:span></text:span></text:p>
      <text:p text:style-name="P27"><text:span text:style-name="Book_20_Title"><text:span text:style-name="T71">[ 3.81 0.25 1.28 -0.75| 4.21 ]</text:span></text:span></text:p>
      <text:p text:style-name="P27"><text:span text:style-name="Book_20_Title"><text:span text:style-name="T71">[ 2.25 1.32 3.08 0.49| 4.97 ]</text:span></text:span></text:p>
      <text:p text:style-name="P27"><text:span text:style-name="Book_20_Title"><text:span text:style-name="T71">[ 5.31 4.78 0.98 1.04| 2.38 ]</text:span></text:span></text:p>
      <text:p text:style-name="P27"><text:span text:style-name="Book_20_Title"><text:span text:style-name="T71">[ 7.890000000000001 2.45 3.35 2.28| 8.98 ]</text:span></text:span></text:p>
      <text:p text:style-name="P27"><text:span text:style-name="Book_20_Title"><text:span text:style-name="T71"/></text:span></text:p>
      <text:p text:style-name="P27"><text:span text:style-name="Book_20_Title"><text:span text:style-name="T71">Simple iterative method:</text:span></text:span></text:p>
      <text:p text:style-name="P27"><text:span text:style-name="Book_20_Title"><text:span text:style-name="T71">x vector = [0.9120828590421795, -0.4205530335989469, 1.0842160109338113, -0.2430371814548309]</text:span></text:span></text:p>
      <text:p text:style-name="P27"><text:span text:style-name="Book_20_Title"><text:span text:style-name="T71">iterations number: 415</text:span></text:span></text:p>
      <text:p text:style-name="P27"><text:span text:style-name="Book_20_Title"><text:span text:style-name="T71">incoherence:</text:span></text:span></text:p>
      <text:p text:style-name="P27"><text:span text:style-name="Book_20_Title"><text:span text:style-name="T71"><text:s/>[0.0005049641687762119, -0.00017013184340086696, -1.5560589989860318e-06, -0.0008602702728754963] </text:span></text:span></text:p>
      <text:p text:style-name="P27"><text:span text:style-name="Book_20_Title"><text:span text:style-name="T71">B:</text:span></text:span></text:p>
      <text:p text:style-name="P27"><text:span text:style-name="Book_20_Title"><text:span text:style-name="T71">[ 0.4938604413770671 -0.20364041084841558 -0.2230157041245229 -0.06720432640412866]</text:span></text:span></text:p>
      <text:p text:style-name="P27"><text:span text:style-name="Book_20_Title"><text:span text:style-name="T71">[ -0.20364041084841558 0.6000445524563722 -0.07020120383572792 0.04458311635394123]</text:span></text:span></text:p>
      <text:p text:style-name="P27"><text:span text:style-name="Book_20_Title"><text:span text:style-name="T71">[ -0.2230157041245229 -0.07020120383572792 0.7241061722280733 -0.04441791454720982]</text:span></text:span></text:p>
      <text:p text:style-name="P27"><text:span text:style-name="Book_20_Title"><text:span text:style-name="T71">[ -0.06720432640412866 0.04458311635394123 -0.04441791454720982 0.9565375669845231]</text:span></text:span></text:p>
      <text:p text:style-name="P27"><text:span text:style-name="Book_20_Title"><text:span text:style-name="T71">b:[0.6014657319539469, 0.10448075584407078, 0.46221929296992625, 0.11763137697098401]</text:span></text:span></text:p>
      <text:p text:style-name="P27"><text:span text:style-name="Book_20_Title"><text:span text:style-name="T71">Time: 0.004337664999184199</text:span></text:span></text:p>
      <text:p text:style-name="P27"><text:span text:style-name="Book_20_Title"><text:span text:style-name="T71"/></text:span></text:p>
      <text:p text:style-name="P27"><text:span text:style-name="Book_20_Title"><text:span text:style-name="T71">Jacobi method:</text:span></text:span></text:p>
      <text:p text:style-name="P27"><text:span text:style-name="Book_20_Title"><text:span text:style-name="T71">Transformed matrix: </text:span></text:span></text:p>
      <text:p text:style-name="P27"><text:span text:style-name="Book_20_Title"><text:span text:style-name="T71">[ 7.6515 2.2375 2.262 0.3675| 8.4015 ]</text:span></text:span></text:p>
      <text:p text:style-name="P27"><text:span text:style-name="Book_20_Title"><text:span text:style-name="T71">[ 1.5 7.53 -0.3 -1.21| -1.83 ]</text:span></text:span></text:p>
      <text:p text:style-name="P27"><text:span text:style-name="Book_20_Title"><text:span text:style-name="T71">[ 2.25 1.32 6.08 0.49| 7.97 ]</text:span></text:span></text:p>
      <text:p text:style-name="P27"><text:span text:style-name="Book_20_Title"><text:span text:style-name="T71">[ 3.81 0.25 1.28 2.25| 4.21 ]</text:span></text:span></text:p>
      <text:p text:style-name="P27"><text:span text:style-name="Book_20_Title"><text:span text:style-name="T71">B:</text:span></text:span></text:p>
      <text:p text:style-name="P27"><text:span text:style-name="Book_20_Title"><text:span text:style-name="T71">[ 0.4938604413770671 -0.20364041084841558 -0.2230157041245229 -0.06720432640412866]</text:span></text:span></text:p>
      <text:p text:style-name="P27"><text:span text:style-name="Book_20_Title"><text:span text:style-name="T71">[ -0.20364041084841558 0.6000445524563722 -0.07020120383572792 0.04458311635394123]</text:span></text:span></text:p>
      <text:p text:style-name="P27"><text:span text:style-name="Book_20_Title"><text:span text:style-name="T71">[ -0.2230157041245229 -0.07020120383572792 0.7241061722280733 -0.04441791454720982]</text:span></text:span></text:p>
      <text:p text:style-name="P27"><text:span text:style-name="Book_20_Title"><text:span text:style-name="T71">[ -0.06720432640412866 0.04458311635394123 -0.04441791454720982 0.9565375669845231]</text:span></text:span></text:p>
      <text:p text:style-name="P27"><text:span text:style-name="Book_20_Title"><text:span text:style-name="T71">b:[0.6014657319539469, 0.10448075584407078, 0.46221929296992625, 0.11763137697098401]</text:span></text:span></text:p>
      <text:p text:style-name="P27"><text:span text:style-name="Book_20_Title"><text:span text:style-name="T71">||B||: 1.1127429242898028</text:span></text:span></text:p>
      <text:p text:style-name="P27"><text:span text:style-name="Book_20_Title"><text:span text:style-name="T71">||b||: 1.285797157738928</text:span></text:span></text:p>
      <text:p text:style-name="P27"><text:span text:style-name="Book_20_Title"><text:span text:style-name="T71">x vector = [0.9122129772387804, -0.4206990550275614, 1.0842501038102852, -0.24364465086703724]</text:span></text:span></text:p>
      <text:p text:style-name="P27"><text:span text:style-name="Book_20_Title"><text:span text:style-name="T71">iterations number: 19</text:span></text:span></text:p>
      <text:p text:style-name="P27"><text:span text:style-name="Book_20_Title"><text:span text:style-name="T71">incoherence: [-1.7785343588982983e-05, 9.422093337541071e-06, -1.1198392561695414e-05, 3.652050805769136e-06]</text:span></text:span></text:p>
      <text:p text:style-name="P27"><text:span text:style-name="Book_20_Title"><text:span text:style-name="T71">Time: 0.0001795210046111606</text:span></text:span></text:p>
      <text:p text:style-name="P27"><text:span text:style-name="Book_20_Title"><text:span text:style-name="T71"/></text:span></text:p>
      <text:p text:style-name="P27"><text:span text:style-name="Book_20_Title"><text:span text:style-name="T71">Seidel - Gauss method:</text:span></text:span></text:p>
      <text:p text:style-name="P27"><text:span text:style-name="Book_20_Title"><text:span text:style-name="T71">x vector = [0.9122088858560191, -0.42069486734532435, 1.0842477384036315, -0.24363521930300022]</text:span></text:span></text:p>
      <text:p text:style-name="P27"><text:span text:style-name="Book_20_Title"><text:span text:style-name="T71">iterations number: 13</text:span></text:span></text:p>
      <text:p text:style-name="P27"><text:span text:style-name="Book_20_Title"><text:span text:style-name="T71">Incoherence: [6.0343826717712545e-06, -5.271509276649766e-06, 2.2396841750094154e-06, 0.0]</text:span></text:span></text:p>
      <text:p text:style-name="P27"><text:span text:style-name="Book_20_Title"><text:span text:style-name="T71">Time: 0.00019151000014971942</text:span></text:span></text:p>
      <text:p text:style-name="P32"><text:span text:style-name="Book_20_Title"><text:span text:style-name="T144"/></text:span></text:p>
      <text:p text:style-name="P20"/>
      <text:h text:style-name="P33" text:outline-level="1"><text:bookmark-start text:name="_Toc27641780"/><text:soft-page-break/><text:span text:style-name="Book_20_Title"><text:span text:style-name="T20">Вывод</text:span></text:span><text:bookmark-end text:name="_Toc27641780"/><text:span text:style-name="Book_20_Title"><text:span text:style-name="T21">ы:</text:span></text:span></text:h>
      <text:p text:style-name="P20"/>
      <text:p text:style-name="P38"><text:span text:style-name="T14">Таким образом, итерационные методы позволяют вычислить любое приближение к точному решению СЛАУ за конечное число итераций. При этом итерационные методы обладают большей устойчивостью, чем прямые методы и обладают быстрой сходимостью. Также можно заметить, что в рассмотренных методах мы получаем разное количество итераций. Это</text:span><text:span text:style-name="T15"> </text:span><text:span text:style-name="T14">связано</text:span><text:span text:style-name="T15"> </text:span><text:span text:style-name="T14">с</text:span><text:span text:style-name="T15"> </text:span><text:span text:style-name="T14">тем</text:span><text:span text:style-name="T15">, </text:span><text:span text:style-name="T14">что</text:span><text:span text:style-name="T15">:</text:span></text:p>
      <text:list xml:id="list4053685324" text:style-name="WWNum8">
        <text:list-item>
          <text:p text:style-name="P39"><text:span text:style-name="T14">в методе Гаусса-Зейделя новые значения </text:span><draw:frame draw:style-name="fr1" draw:name="Object23" text:anchor-type="as-char" svg:width="0.311in" svg:height="0.2346in" draw:z-index="23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14"><text:s/>используются сразу же по мере получения, в то время как в методе простой итерации они не используются до следующей итерации;</text:span></text:p>
        </text:list-item>
        <text:list-item>
          <text:p text:style-name="P37"><text:span text:style-name="T8">метод Гаусса-Зейделя сходится быстрее, чем Якоби, следовательно, количество итераций в нём меньш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 ARial black" svg:font-family="'ARial black'"/>
    <style:font-face style:name="Courier New1" svg:font-family="'Courier New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Calibri1" style:font-family-asian="Calibri" style:font-family-generic-asian="system" style:font-pitch-asian="variable" style:font-size-asian="14pt" style:language-asian="en" style:country-asian="GB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Calibri1" style:font-family-asian="Calibri" style:font-family-generic-asian="system" style:font-pitch-asian="variable" style:font-size-asian="13pt" style:language-asian="en" style:country-asian="GB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Calibri1" style:font-family-asian="Calibri" style:font-family-generic-asian="system" style:font-pitch-asian="variable" style:language-asian="en" style:country-asian="GB" style:font-style-asian="italic" style:font-name-complex="DejaVu Sans" style:font-family-complex="'DejaVu Sans'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9</meta:editing-cycles>
    <meta:creation-date>2019-10-29T19:51:00</meta:creation-date>
    <dc:date>2019-12-19T12:34:37.421597833</dc:date>
    <meta:editing-duration>PT18M27S</meta:editing-duration>
    <meta:generator>LibreOffice/6.2.8.2$Linux_X86_64 LibreOffice_project/20$Build-2</meta:generator>
    <meta:document-statistic meta:table-count="0" meta:image-count="0" meta:object-count="24" meta:page-count="8" meta:paragraph-count="98" meta:word-count="1124" meta:character-count="10710" meta:non-whitespace-character-count="8713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7/content.xml><?xml version="1.0" encoding="utf-8"?>
<math xmlns="http://www.w3.org/1998/Math/MathML" display="block">
  <semantics>
    <mrow>
      <mi>A</mi>
      <mrow>
        <mover accent="true">
          <mi>x</mi>
          <mo stretchy="true">⃗</mo>
        </mover>
        <mo stretchy="false">=</mo>
        <mover accent="true">
          <mi>f</mi>
          <mo stretchy="true">⃗</mo>
        </mover>
      </mrow>
    </mrow>
    <annotation encoding="StarMath 5.0">A widevec {x} = widevec {f}</annotation>
  </semantics>
</math>
</file>

<file path=Object 25/content.xml><?xml version="1.0" encoding="utf-8"?>
<math xmlns="http://www.w3.org/1998/Math/MathML" display="block">
  <semantics>
    <mrow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  <mrow>
        <mover accent="true">
          <mi>x</mi>
          <mo stretchy="true">⃗</mo>
        </mover>
        <mo stretchy="false">+</mo>
        <mover accent="true">
          <mi>b</mi>
          <mo stretchy="true">⃗</mo>
        </mover>
      </mrow>
    </mrow>
    <annotation encoding="StarMath 5.0">widevec {x} = widevec {B} widevec {x} + widevec {b}</annotation>
  </semantics>
</math>
</file>

<file path=Object 26/content.xml><?xml version="1.0" encoding="utf-8"?>
<math xmlns="http://www.w3.org/1998/Math/MathML" display="block">
  <semantics>
    <mi>B</mi>
    <annotation encoding="StarMath 5.0">B</annotation>
  </semantics>
</math>
</file>

<file path=Object 27/content.xml><?xml version="1.0" encoding="utf-8"?>
<math xmlns="http://www.w3.org/1998/Math/MathML" display="block">
  <semantics>
    <mover accent="true">
      <mi>b</mi>
      <mo stretchy="true">⃗</mo>
    </mover>
    <annotation encoding="StarMath 5.0">widevec {b}  </annotation>
  </semantics>
</math>
</file>

<file path=Object 28/content.xml><?xml version="1.0" encoding="utf-8"?>
<math xmlns="http://www.w3.org/1998/Math/MathML" display="block">
  <semantics>
    <mrow>
      <mrow>
        <msup>
          <mover accent="true">
            <mi>x</mi>
            <mo stretchy="true">⃗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over accent="true">
          <mi>B</mi>
          <mo stretchy="true">⃗</mo>
        </mover>
      </mrow>
      <mrow>
        <msup>
          <mover accent="true">
            <mi>x</mi>
            <mo stretchy="true">⃗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>b</mi>
          <mo stretchy="true">⃗</mo>
        </mover>
      </mrow>
      <mi>,</mi>
      <mrow>
        <mi>k</mi>
        <mo stretchy="false">=</mo>
        <mn>1</mn>
      </mrow>
      <mi>,</mi>
      <mn>2</mn>
      <mi>,</mi>
      <mi>…</mi>
    </mrow>
    <annotation encoding="StarMath 5.0">{widevec {x}} ^ {(k+1)} = widevec {B} {widevec {x}} ^ {(k)} + widevec {b} , k=1, 2,…</annotation>
  </semantics>
</math>
</file>

<file path=Object 29/content.xml><?xml version="1.0" encoding="utf-8"?>
<math xmlns="http://www.w3.org/1998/Math/MathML" display="block">
  <semantics>
    <msup>
      <mover accent="true">
        <mi>x</mi>
        <mo stretchy="true">⃗</mo>
      </mover>
      <mrow>
        <mo fence="true" stretchy="false">(</mo>
        <mrow>
          <mn>0</mn>
        </mrow>
        <mo fence="true" stretchy="false">)</mo>
      </mrow>
    </msup>
    <annotation encoding="StarMath 5.0">{widevec {x}} ^ {(0)}</annotation>
  </semantics>
</math>
</file>

<file path=Object 30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31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32/content.xml><?xml version="1.0" encoding="utf-8"?>
<math xmlns="http://www.w3.org/1998/Math/MathML" display="block">
  <semantics>
    <mi>ε</mi>
    <annotation encoding="StarMath 5.0">ε</annotation>
  </semantics>
</math>
</file>

<file path=Object 33/content.xml><?xml version="1.0" encoding="utf-8"?>
<math xmlns="http://www.w3.org/1998/Math/MathML" display="block">
  <semantics>
    <mrow>
      <mi>k</mi>
      <mo stretchy="false">=</mo>
      <mrow>
        <mrow>
          <mo fence="true" stretchy="true">[</mo>
          <mrow>
            <mfrac>
              <mrow>
                <mi>ln</mi>
                <mfrac>
                  <mrow>
                    <mi>ε</mi>
                    <mrow>
                      <mo fence="true" stretchy="true">(</mo>
                      <mrow>
                        <mrow>
                          <mn>1</mn>
                          <mo stretchy="false">−</mo>
                          <mrow>
                            <mo fence="true" stretchy="true">‖</mo>
                            <mrow>
                              <mi>B</mi>
                            </mrow>
                            <mo fence="true" stretchy="true">‖</mo>
                          </mrow>
                        </mrow>
                      </mrow>
                      <mo fence="true" stretchy="true">)</mo>
                    </mrow>
                  </mrow>
                  <mrow>
                    <mo fence="true" stretchy="true">‖</mo>
                    <mrow>
                      <mi>b</mi>
                    </mrow>
                    <mo fence="true" stretchy="true">‖</mo>
                  </mrow>
                </mfrac>
              </mrow>
              <mrow>
                <mi>ln</mi>
                <mrow>
                  <mo fence="true" stretchy="true">‖</mo>
                  <mrow>
                    <mi>B</mi>
                  </mrow>
                  <mo fence="true" stretchy="true">‖</mo>
                </mrow>
              </mrow>
            </mfrac>
          </mrow>
          <mo fence="true" stretchy="true">]</mo>
        </mrow>
        <mo stretchy="false">+</mo>
        <mn>1</mn>
      </mrow>
    </mrow>
    <annotation encoding="StarMath 5.0">k= left [{ln {ε left (1- left ldline B right rdline right )} over {left ldline b right rdline}} over {ln left ldline B right rdline} right ] +1</annotation>
  </semantics>
</math>
</file>

<file path=Object 34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35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36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37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38/content.xml><?xml version="1.0" encoding="utf-8"?>
<math xmlns="http://www.w3.org/1998/Math/MathML" display="block">
  <semantics>
    <msup>
      <mi>x</mi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sup>
    <annotation encoding="StarMath 5.0">{x} ^ {(k+1)}</annotation>
  </semantics>
</math>
</file>

<file path=Object 39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4/content.xml><?xml version="1.0" encoding="utf-8"?>
<math xmlns="http://www.w3.org/1998/Math/MathML" display="block">
  <semantics>
    <mrow>
      <mi>ε</mi>
      <mo stretchy="false">=</mo>
      <msup>
        <mn>10</mn>
        <mrow>
          <mo stretchy="false">−</mo>
          <mn>5</mn>
        </mrow>
      </msup>
    </mrow>
    <annotation encoding="StarMath 5.0">ε= {10} ^ {-5}</annotation>
  </semantics>
</math>
</file>

<file path=Object 40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42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43/content.xml><?xml version="1.0" encoding="utf-8"?>
<math xmlns="http://www.w3.org/1998/Math/MathML" display="block">
  <semantics>
    <mrow>
      <mstyle mathsize="12pt">
        <msup>
          <mover accent="true">
            <mi>x</mi>
            <mo stretchy="false">⃗</mo>
          </mover>
          <mstyle mathsize="8pt">
            <mrow>
              <mi>k</mi>
              <mo stretchy="false">+</mo>
              <mn>1</mn>
            </mrow>
          </mstyle>
        </msup>
      </mstyle>
      <mrow/>
    </mrow>
    <annotation encoding="StarMath 5.0"> size 12{ { vec  {x}} rSup { size 8{k+1} } } {}</annotation>
  </semantics>
</math>
</file>

<file path=Object 44/content.xml><?xml version="1.0" encoding="utf-8"?>
<math xmlns="http://www.w3.org/1998/Math/MathML" display="block">
  <semantics>
    <mrow>
      <munderover>
        <mo stretchy="false">∑</mo>
        <mrow>
          <mi>i</mi>
          <mi>≠</mi>
          <mi>j</mi>
        </mrow>
        <mi>n</mi>
      </munderover>
      <mrow>
        <msub>
          <mi>a</mi>
          <mi mathvariant="italic">ij</mi>
        </msub>
        <msub>
          <mi>x</mi>
          <mi>j</mi>
        </msub>
      </mrow>
    </mrow>
    <annotation encoding="StarMath 5.0">sum from {i≠j} to {n} {{a} rsub {ij} {x} rsub {j}}</annotation>
  </semantics>
</math>
</file>

<file path=Object 45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row>
        <msubsup>
          <mi>x</mi>
          <mi>j</mi>
          <mrow>
            <mo fence="true" stretchy="true">(</mo>
            <mrow>
              <mrow>
                <mi>k</mi>
                <mo stretchy="false">+</mo>
                <mn>1</mn>
              </mrow>
            </mrow>
            <mo fence="true" stretchy="true">)</mo>
          </mrow>
        </msubsup>
        <mo stretchy="false">−</mo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row>
        <msubsup>
          <mi>x</mi>
          <mi>j</mi>
          <mrow>
            <mo fence="true" stretchy="true">(</mo>
            <mrow>
              <mi>k</mi>
            </mrow>
            <mo fence="true" stretchy="true">)</mo>
          </mrow>
        </msubsup>
        <mo stretchy="false">+</mo>
        <mfrac>
          <msub>
            <mi>f</mi>
            <mi>i</mi>
          </msub>
          <msub>
            <mi>a</mi>
            <mi mathvariant="italic">ii</mi>
          </msub>
        </mfrac>
      </mrow>
    </mrow>
    <annotation encoding="StarMath 5.0">{x} rsub {i} rsup {(k+1)} =- sum from {j=i+1} to {n} {{{a} rsub {ij}} over {{a} rsub {ii}}} {x} rsub {j} rsup {left (k+1 right )} - sum from {j=i+1} to {n} {{{a} rsub {ij}} over {{a} rsub {ii}}} {x} rsub {j} rsup {left (k right )} + {{f} rsub {i}} over {{a} rsub {ii}}</annotation>
  </semantics>
</math>
</file>

<file path=Object 46/content.xml><?xml version="1.0" encoding="utf-8"?>
<math xmlns="http://www.w3.org/1998/Math/MathML" display="block">
  <semantics>
    <msubsup>
      <mi>x</mi>
      <mi>i</mi>
      <mrow>
        <mo fence="true" stretchy="true">(</mo>
        <mrow>
          <mrow>
            <mi>k</mi>
            <mo stretchy="false">+</mo>
            <mn>1</mn>
          </mrow>
        </mrow>
        <mo fence="true" stretchy="true">)</mo>
      </mrow>
    </msubsup>
    <annotation encoding="StarMath 5.0">{x} rsub {i} rsup {left (k +1 right )}</annotation>
  </semantics>
</math>
</file>